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3.3807in"/>
    </style:style>
    <style:style style:name="co12" style:family="table-column">
      <style:table-column-properties fo:break-before="auto" style:column-width="2.4654in"/>
    </style:style>
    <style:style style:name="co13" style:family="table-column">
      <style:table-column-properties fo:break-before="auto" style:column-width="2.20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1.3508in"/>
    </style:style>
    <style:style style:name="co19" style:family="table-column">
      <style:table-column-properties fo:break-before="auto" style:column-width="2.1256in"/>
    </style:style>
    <style:style style:name="co20" style:family="table-column">
      <style:table-column-properties fo:break-before="auto" style:column-width="4.0453in"/>
    </style:style>
    <style:style style:name="co21" style:family="table-column">
      <style:table-column-properties fo:break-before="auto" style:column-width="7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6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4">
      <style:table-cell-properties fo:background-color="#afd095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4">
      <style:table-cell-properties fo:background-color="#ffff6d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</style:style>
    <style:style style:name="ce63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64" style:family="table-cell" style:parent-style-name="Default" style:data-style-name="N4">
      <style:table-cell-properties fo:background-color="#ff5429"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68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81">
      <style:table-cell-properties fo:background-color="#afd095"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81">
      <style:table-cell-properties fo:background-color="#ff5429"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in"/>
    </style:style>
    <style:style style:name="ce75" style:family="table-cell" style:parent-style-name="Default" style:data-style-name="N81">
      <style:table-cell-properties fo:background-color="#b4c7dc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81">
      <style:table-cell-properties fo:background-color="#ffff6d"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background-color="#ffff6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afd095"/>
    </style:style>
    <style:style style:name="ce80" style:family="table-cell" style:parent-style-name="Default">
      <style:table-cell-properties fo:background-color="#ff5429"/>
      <style:text-properties style:use-window-font-color="true"/>
    </style:style>
    <style:style style:name="ce81" style:family="table-cell" style:parent-style-name="Default">
      <style:table-cell-properties fo:background-color="#ff5429"/>
    </style:style>
    <style:style style:name="ce82" style:family="table-cell" style:parent-style-name="Default">
      <style:table-cell-properties fo:background-color="#b4c7dc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81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d8ce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ysozyme_4LZT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3" table:number-columns-repeated="16367" table:default-cell-style-name="ce2"/>
        <table:table-row table:style-name="ro1">
          <table:table-cell table:style-name="ce33" office:value-type="string" calcext:value-type="string">
            <text:p>T</text:p>
          </table:table-cell>
          <table:table-cell table:style-name="ce3" office:value-type="string" calcext:value-type="string">
            <text:p>pH</text:p>
          </table:table-cell>
          <table:table-cell table:style-name="ce33" office:value-type="string" calcext:value-type="string">
            <text:p>c_salt [mM]</text:p>
          </table:table-cell>
          <table:table-cell table:style-name="ce33" office:value-type="string" calcext:value-type="string">
            <text:p>Salt</text:p>
          </table:table-cell>
          <table:table-cell table:style-name="ce33" office:value-type="string" calcext:value-type="string">
            <text:p>A2[molml/g2]</text:p>
          </table:table-cell>
          <table:table-cell table:style-name="ce33" office:value-type="string" calcext:value-type="string">
            <text:p>B2 [m3]</text:p>
          </table:table-cell>
          <table:table-cell table:style-name="ce33" office:value-type="string" calcext:value-type="string">
            <text:p>b2/bHS</text:p>
          </table:table-cell>
          <table:table-cell table:style-name="ce33" office:value-type="string" calcext:value-type="string">
            <text:p>b2 SD</text:p>
          </table:table-cell>
          <table:table-cell table:style-name="ce33" office:value-type="string" calcext:value-type="string">
            <text:p>Buffer</text:p>
          </table:table-cell>
          <table:table-cell table:style-name="ce33" office:value-type="string" calcext:value-type="string">
            <text:p>Cb [mM]</text:p>
          </table:table-cell>
          <table:table-cell table:style-name="ce33" office:value-type="string" calcext:value-type="string">
            <text:p>Additives</text:p>
          </table:table-cell>
          <table:table-cell table:style-name="ce33" office:value-type="string" calcext:value-type="string">
            <text:p>SAXS data</text:p>
          </table:table-cell>
          <table:table-cell table:style-name="ce33" office:value-type="string" calcext:value-type="string">
            <text:p>Reference</text:p>
          </table:table-cell>
          <table:table-cell table:style-name="ce33" office:value-type="string" calcext:value-type="string">
            <text:p>Comments</text:p>
          </table:table-cell>
          <table:table-cell table:style-name="ce33" office:value-type="string" calcext:value-type="string">
            <text:p>Model</text:p>
          </table:table-cell>
          <table:table-cell table:style-name="ce27" office:value-type="string" calcext:value-type="string">
            <text:p>T=0C</text:p>
          </table:table-cell>
          <table:table-cell table:style-name="ce27" office:value-type="string" calcext:value-type="string">
            <text:p>HS at 3.4 nm</text:p>
          </table:table-cell>
          <table:table-cell table:style-name="ce27" office:value-type="string" calcext:value-type="string">
            <text:p>Nav</text:p>
          </table:table-cell>
          <table:table-cell table:style-name="ce27" office:value-type="string" calcext:value-type="string">
            <text:p>M</text:p>
          </table:table-cell>
          <table:table-cell table:style-name="ce33" table:number-columns-repeated="16365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172" calcext:value-type="float">
            <text:p>-2.0172</text:p>
          </table:table-cell>
          <table:table-cell/>
          <table:table-cell table:style-name="ce41" office:value-type="string" calcext:value-type="string" table:number-columns-spanned="1" table:number-rows-spanned="28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table-cell table:style-name="ce86" office:value-type="string" calcext:value-type="string" table:number-columns-spanned="1" table:number-rows-spanned="28">
            <text:p><text:a xlink:href="https://doi.org/10.1063/1.3673442" xlink:type="simple">https://doi.org/10.1063/1.3673442</text:a> </text:p>
          </table:table-cell>
          <table:table-cell table:style-name="ce84" office:value-type="string" calcext:value-type="string" table:number-columns-spanned="1" table:number-rows-spanned="28">
            <text:p>SLS, Dielectric constant analysis, DLVO, normalized bHS= 2pi(z+d)**3/3, z = 3.4 nm, 90 o, q = 0.018nm-1</text:p>
          </table:table-cell>
          <table:table-cell table:style-name="ce26" office:value-type="string" calcext:value-type="string" table:number-columns-spanned="1" table:number-rows-spanned="101">
            <text:p><text:a xlink:href="https://doi.org/10.1063/1.4919127" xlink:type="simple">https://doi.org/10.1063/1.4919127</text:a></text:p>
          </table:table-cell>
          <table:table-cell table:style-name="ce5" office:value-type="float" office:value="273.15" calcext:value-type="float">
            <text:p>273.15</text:p>
          </table:table-cell>
          <table:table-cell table:style-name="ce5" table:formula="of:=2*PI()/3*(3.4*10^(-9))^3" office:value-type="float" office:value="8.23181051044622E-026" calcext:value-type="float">
            <text:p>8.23181051044622E-26</text:p>
          </table:table-cell>
          <table:table-cell table:style-name="ce21" office:value-type="float" office:value="6.022E+023" calcext:value-type="float">
            <text:p>6.02E+23</text:p>
          </table:table-cell>
          <table:table-cell table:style-name="ce5" office:value-type="float" office:value="14400" calcext:value-type="float">
            <text:p>14400</text:p>
          </table:table-cell>
          <table:table-cell table:number-columns-repeated="16365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103" calcext:value-type="float">
            <text:p>-1.610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344" calcext:value-type="float">
            <text:p>-1.034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446" calcext:value-type="float">
            <text:p>-0.4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122" calcext:value-type="float">
            <text:p>-1.12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153" calcext:value-type="float">
            <text:p>-0.815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646" calcext:value-type="float">
            <text:p>-0.364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0485" calcext:value-type="float">
            <text:p>0.04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2801" calcext:value-type="float">
            <text:p>0.280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5055" calcext:value-type="float">
            <text:p>0.505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7997" calcext:value-type="float">
            <text:p>0.7997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8811" calcext:value-type="float">
            <text:p>0.8811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138" calcext:value-type="float">
            <text:p>-1.213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9245" calcext:value-type="float">
            <text:p>-0.924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585" calcext:value-type="float">
            <text:p>-0.3585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0126" calcext:value-type="float">
            <text:p>-0.012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5% DMSO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4992" calcext:value-type="float">
            <text:p>-2.499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798" calcext:value-type="float">
            <text:p>-2.0798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976" calcext:value-type="float">
            <text:p>-1.497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404" calcext:value-type="float">
            <text:p>-0.84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5289" calcext:value-type="float">
            <text:p>-1.528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473" calcext:value-type="float">
            <text:p>-1.2473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7402" calcext:value-type="float">
            <text:p>-0.7402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2394" calcext:value-type="float">
            <text:p>-0.239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15.15" office:value-type="float" office:value="288.3" calcext:value-type="float">
            <text:p>288.3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5336" calcext:value-type="float">
            <text:p>-0.533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0.12" office:value-type="float" office:value="293.27" calcext:value-type="float">
            <text:p>293.2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1706" calcext:value-type="float">
            <text:p>-0.1706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8.22" office:value-type="float" office:value="301.37" calcext:value-type="float">
            <text:p>301.37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1424" calcext:value-type="float">
            <text:p>0.142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37.14" office:value-type="float" office:value="310.29" calcext:value-type="float">
            <text:p>310.29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.4804" calcext:value-type="float">
            <text:p>0.4804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% Glyc</text:p>
          </table:table-cell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style-name="ce38" table:formula="of:=[.$P$2]-5" office:value-type="float" office:value="268.15" calcext:value-type="float">
            <text:p>268.15</text:p>
          </table:table-cell>
          <table:table-cell table:style-name="ce52" office:value-type="float" office:value="7.8" calcext:value-type="float">
            <text:p>7.8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38" table:number-columns-repeated="2"/>
          <table:table-cell table:style-name="ce38" office:value-type="float" office:value="-2.7399" calcext:value-type="float">
            <text:p>-2.7399</text:p>
          </table:table-cell>
          <table:table-cell table:style-name="ce38" table:formula="of:=-[.G30]-2.4687" office:value-type="float" office:value="0.2712" calcext:value-type="float">
            <text:p>0.2712</text:p>
          </table:table-cell>
          <table:table-cell table:style-name="ce41" office:value-type="string" calcext:value-type="string" table:number-columns-spanned="1" table:number-rows-spanned="20">
            <text:p>HEPES<text:span text:style-name="T1"> </text:span><text:span text:style-name="T2">20 mM</text:span>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11" office:value-type="string" calcext:value-type="string" table:number-columns-spanned="1" table:number-rows-spanned="20">
            <text:p/>
            <text:p>    https://doi.org/10.1039/C0SM01175D </text:p>
          </table:table-cell>
          <table:table-cell table:style-name="ce84" office:value-type="string" calcext:value-type="string" table:number-columns-spanned="1" table:number-rows-spanned="20">
            <text:p>SLS, ELCS , normalized bHS= 2pi(z)**3/3, z = (3.4 nm) not mentioned, 90 o, q = 0.0222nm-1, do not mention the protein concentration</text:p>
          </table:table-cell>
          <table:covered-table-cell/>
          <table:table-cell table:number-columns-repeated="16369"/>
        </table:table-row>
        <table:table-row table:style-name="ro1">
          <table:table-cell table:style-name="ce38" table:formula="of:=[.$P$2]+0" office:value-type="float" office:value="273.15" calcext:value-type="float">
            <text:p>273.15</text:p>
          </table:table-cell>
          <table:table-cell table:style-name="ce52" office:value-type="float" office:value="7.8" calcext:value-type="float">
            <text:p>7.8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38" table:number-columns-repeated="2"/>
          <table:table-cell table:style-name="ce38" office:value-type="float" office:value="-2.0056" calcext:value-type="float">
            <text:p>-2.0056</text:p>
          </table:table-cell>
          <table:table-cell table:style-name="ce38" table:formula="of:=-[.G31]-1.8136" office:value-type="float" office:value="0.192" calcext:value-type="float">
            <text:p>0.192</text:p>
          </table:table-cell>
          <table:covered-table-cell/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style-name="ce38" table:formula="of:=[.$P$2]+10" office:value-type="float" office:value="283.15" calcext:value-type="float">
            <text:p>283.15</text:p>
          </table:table-cell>
          <table:table-cell table:style-name="ce52" office:value-type="float" office:value="7.8" calcext:value-type="float">
            <text:p>7.8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38" table:number-columns-repeated="2"/>
          <table:table-cell table:style-name="ce38" office:value-type="float" office:value="-1.5549" calcext:value-type="float">
            <text:p>-1.5549</text:p>
          </table:table-cell>
          <table:table-cell table:style-name="ce38" table:formula="of:=-[.G32]-1.3964" office:value-type="float" office:value="0.1585" calcext:value-type="float">
            <text:p>0.1585</text:p>
          </table:table-cell>
          <table:covered-table-cell/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style-name="ce38" table:formula="of:=[.$P$2]+20" office:value-type="float" office:value="293.15" calcext:value-type="float">
            <text:p>293.15</text:p>
          </table:table-cell>
          <table:table-cell table:style-name="ce52" office:value-type="float" office:value="7.8" calcext:value-type="float">
            <text:p>7.8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38" table:number-columns-repeated="2"/>
          <table:table-cell table:style-name="ce38" office:value-type="float" office:value="-0.9124" calcext:value-type="float">
            <text:p>-0.9124</text:p>
          </table:table-cell>
          <table:table-cell table:style-name="ce38" table:formula="of:=-[.G33]-0.8206" office:value-type="float" office:value="0.0918" calcext:value-type="float">
            <text:p>0.0918</text:p>
          </table:table-cell>
          <table:covered-table-cell/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style-name="ce38" table:formula="of:=[.$P$2]+30" office:value-type="float" office:value="303.15" calcext:value-type="float">
            <text:p>303.15</text:p>
          </table:table-cell>
          <table:table-cell table:style-name="ce52" office:value-type="float" office:value="7.8" calcext:value-type="float">
            <text:p>7.8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38" table:number-columns-repeated="2"/>
          <table:table-cell table:style-name="ce38" office:value-type="float" office:value="-0.8706" calcext:value-type="float">
            <text:p>-0.8706</text:p>
          </table:table-cell>
          <table:table-cell table:style-name="ce38" table:formula="of:=-[.G34]-0.783" office:value-type="float" office:value="0.0876" calcext:value-type="float">
            <text:p>0.0876</text:p>
          </table:table-cell>
          <table:covered-table-cell/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7733" calcext:value-type="float">
            <text:p>-2.7733</text:p>
          </table:table-cell>
          <table:table-cell table:formula="of:=-[.G35]-2.5104" office:value-type="float" office:value="0.2629" calcext:value-type="float">
            <text:p>0.2629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3352" calcext:value-type="float">
            <text:p>-2.3352</text:p>
          </table:table-cell>
          <table:table-cell table:formula="of:=-[.G36]-2.1182" office:value-type="float" office:value="0.217" calcext:value-type="float">
            <text:p>0.217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8512" calcext:value-type="float">
            <text:p>-1.8512</text:p>
          </table:table-cell>
          <table:table-cell table:formula="of:=-[.G37]-1.6801" office:value-type="float" office:value="0.1711" calcext:value-type="float">
            <text:p>0.171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676" calcext:value-type="float">
            <text:p>-1.6676</text:p>
          </table:table-cell>
          <table:table-cell table:formula="of:=-[.G38]-1.5174" office:value-type="float" office:value="0.1502" calcext:value-type="float">
            <text:p>0.1502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1877" calcext:value-type="float">
            <text:p>-1.1877</text:p>
          </table:table-cell>
          <table:table-cell table:formula="of:=-[.G39]-1.0876" office:value-type="float" office:value="0.1001" calcext:value-type="float">
            <text:p>0.100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41"/>
          <table:covered-table-cell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3616" calcext:value-type="float">
            <text:p>-3.3616</text:p>
          </table:table-cell>
          <table:table-cell table:formula="of:=-[.G40]-3.032" office:value-type="float" office:value="0.3296" calcext:value-type="float">
            <text:p>0.329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598" calcext:value-type="float">
            <text:p>-2.598</text:p>
          </table:table-cell>
          <table:table-cell table:formula="of:=[.G41]+2.8651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3185" calcext:value-type="float">
            <text:p>-2.3185</text:p>
          </table:table-cell>
          <table:table-cell table:formula="of:=-[.G42]-2.0932" office:value-type="float" office:value="0.2253" calcext:value-type="float">
            <text:p>0.225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012" calcext:value-type="float">
            <text:p>-1.9012</text:p>
          </table:table-cell>
          <table:table-cell table:formula="of:=[.G43]+2.09735" office:value-type="float" office:value="0.19615" calcext:value-type="float">
            <text:p>0.1961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926" calcext:value-type="float">
            <text:p>-1.6926</text:p>
          </table:table-cell>
          <table:table-cell table:formula="of:=-[.G44]-1.5341" office:value-type="float" office:value="0.1585" calcext:value-type="float">
            <text:p>0.158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6578" calcext:value-type="float">
            <text:p>-3.6578</text:p>
          </table:table-cell>
          <table:table-cell table:formula="of:=-[.G45]-4.0209" office:value-type="float" office:value="-0.3631" calcext:value-type="float">
            <text:p>-0.363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0" office:value-type="float" office:value="283.15" calcext:value-type="float">
            <text:p>28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3.0654" calcext:value-type="float">
            <text:p>-3.0654</text:p>
          </table:table-cell>
          <table:table-cell table:formula="of:=-[.G46]-2.7649" office:value-type="float" office:value="0.3005" calcext:value-type="float">
            <text:p>0.3005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857" calcext:value-type="float">
            <text:p>-2.6857</text:p>
          </table:table-cell>
          <table:table-cell table:formula="of:=-[.G47]-2.4186" office:value-type="float" office:value="0.2671" calcext:value-type="float">
            <text:p>0.267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0" office:value-type="float" office:value="293.15" calcext:value-type="float">
            <text:p>29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1641" calcext:value-type="float">
            <text:p>-2.1641</text:p>
          </table:table-cell>
          <table:table-cell table:formula="of:=[.G48]+2.3727" office:value-type="float" office:value="0.2086" calcext:value-type="float">
            <text:p>0.208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0" office:value-type="float" office:value="303.15" calcext:value-type="float">
            <text:p>303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179" calcext:value-type="float">
            <text:p>-1.9179</text:p>
          </table:table-cell>
          <table:table-cell table:formula="of:=[.G49]+2.0973" office:value-type="float" office:value="0.1794" calcext:value-type="float">
            <text:p>0.179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473" calcext:value-type="float">
            <text:p>-1.6473</text:p>
          </table:table-cell>
          <table:table-cell table:formula="of:=[.G50]+1.8415" office:value-type="float" office:value="0.1942" calcext:value-type="float">
            <text:p>0.1942</text:p>
          </table:table-cell>
          <table:table-cell table:style-name="ce41" office:value-type="string" calcext:value-type="string" table:number-columns-spanned="1" table:number-rows-spanned="5">
            <text:p>HEPES 20 m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table:style-name="ce86" office:value-type="string" calcext:value-type="string" table:number-columns-spanned="1" table:number-rows-spanned="33">
            <text:p><text:a xlink:href="https://doi.org/10.1063/1.480328" xlink:type="simple">https://doi.org/10.1063/1.480328</text:a> </text:p>
          </table:table-cell>
          <table:table-cell table:style-name="ce84" office:value-type="string" calcext:value-type="string" table:number-columns-spanned="1" table:number-rows-spanned="33">
            <text:p>SLS, pair potential , normalized bHS= 2pi(z)**3/3, z = 3.4 nm, interesting matching of B2 with moving T at I constant (<text:a xlink:href="https://doi.org/10.1103/PhysRevE.53.6325" xlink:type="simple">https://doi.org/10.1103/PhysRevE.53.6325</text:a>)</text:p>
          </table:table-cell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2232" calcext:value-type="float">
            <text:p>-2.2232</text:p>
          </table:table-cell>
          <table:table-cell table:formula="of:=-[.G51]-2.0022" office:value-type="float" office:value="0.221" calcext:value-type="float">
            <text:p>0.221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style-name="ce10"/>
          <table:covered-table-cell table:number-columns-repeated="2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116" calcext:value-type="float">
            <text:p>-2.6116</text:p>
          </table:table-cell>
          <table:table-cell table:formula="of:=-[.G52]-2.404" office:value-type="float" office:value="0.2076" calcext:value-type="float">
            <text:p>0.2076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9464" calcext:value-type="float">
            <text:p>-2.9464</text:p>
          </table:table-cell>
          <table:table-cell table:formula="of:=-[.G53]-2.7321" office:value-type="float" office:value="0.2143" calcext:value-type="float">
            <text:p>0.2143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8" calcext:value-type="float">
            <text:p>7.8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8862" calcext:value-type="float">
            <text:p>-2.8862</text:p>
          </table:table-cell>
          <table:table-cell table:formula="of:=-[.G54]-2.6718" office:value-type="float" office:value="0.2144" calcext:value-type="float">
            <text:p>0.2144</text:p>
          </table:table-cell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2.5714" calcext:value-type="float">
            <text:p>2.5714</text:p>
          </table:table-cell>
          <table:table-cell table:formula="of:=-[.G55]+2.75" office:value-type="float" office:value="0.1786" calcext:value-type="float">
            <text:p>0.1786</text:p>
          </table:table-cell>
          <table:table-cell table:style-name="ce41" office:value-type="string" calcext:value-type="string" table:number-columns-spanned="1" table:number-rows-spanned="22">
            <text:p>NaAc 50 m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NaCl</text:p>
          </table:table-cell>
          <table:table-cell table:style-name="ce39" table:number-columns-repeated="2"/>
          <table:table-cell table:style-name="ce39" office:value-type="float" office:value="1.3571" calcext:value-type="float">
            <text:p>1.3571</text:p>
          </table:table-cell>
          <table:table-cell table:formula="of:=-[.G56]+1.57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string" calcext:value-type="string">
            <text:p>NaCl</text:p>
          </table:table-cell>
          <table:table-cell table:style-name="ce39" table:number-columns-repeated="2"/>
          <table:table-cell table:style-name="ce39" office:value-type="float" office:value="0.7678" calcext:value-type="float">
            <text:p>0.7678</text:p>
          </table:table-cell>
          <table:table-cell table:style-name="ce6" table:formula="of:=-[.G57]+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58]+0.2143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3393" calcext:value-type="float">
            <text:p>-0.3393</text:p>
          </table:table-cell>
          <table:table-cell table:formula="of:=-[.G59]-0.1607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41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5357" calcext:value-type="float">
            <text:p>-0.5357</text:p>
          </table:table-cell>
          <table:table-cell table:formula="of:=-[.G60]-0.3214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036" calcext:value-type="float">
            <text:p>-0.8036</text:p>
          </table:table-cell>
          <table:table-cell table:formula="of:=-[.G61]-0.607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357" calcext:value-type="float">
            <text:p>-1.0357</text:p>
          </table:table-cell>
          <table:table-cell table:formula="of:=-[.G62]-0.8393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464" calcext:value-type="float">
            <text:p>-1.4464</text:p>
          </table:table-cell>
          <table:table-cell table:formula="of:=-[.G63]-1.23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892" calcext:value-type="float">
            <text:p>-2.0892</text:p>
          </table:table-cell>
          <table:table-cell table:formula="of:=-[.G64]-1.8571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7321" calcext:value-type="float">
            <text:p>-2.7321</text:p>
          </table:table-cell>
          <table:table-cell table:formula="of:=-[.G65]-2.5357" office:value-type="float" office:value="0.1964" calcext:value-type="float">
            <text:p>0.196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1.1964" calcext:value-type="float">
            <text:p>1.1964</text:p>
          </table:table-cell>
          <table:table-cell table:formula="of:=-[.G66]+1.5178" office:value-type="float" office:value="0.3214" calcext:value-type="float">
            <text:p>0.3214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0893" calcext:value-type="float">
            <text:p>-0.0893</text:p>
          </table:table-cell>
          <table:table-cell table:formula="of:=-[.G67]+0.1964" office:value-type="float" office:value="0.2857" calcext:value-type="float">
            <text:p>0.2857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7321" calcext:value-type="float">
            <text:p>-0.7321</text:p>
          </table:table-cell>
          <table:table-cell table:formula="of:=-[.G68]-0.5535" office:value-type="float" office:value="0.1786" calcext:value-type="float">
            <text:p>0.1786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5178" calcext:value-type="float">
            <text:p>-0.5178</text:p>
          </table:table-cell>
          <table:table-cell table:formula="of:=-[.G69]-0.285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928" calcext:value-type="float">
            <text:p>-0.8928</text:p>
          </table:table-cell>
          <table:table-cell table:formula="of:=-[.G70]-0.6607" office:value-type="float" office:value="0.2321" calcext:value-type="float">
            <text:p>0.23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571" calcext:value-type="float">
            <text:p>-0.8571</text:p>
          </table:table-cell>
          <table:table-cell table:formula="of:=-[.G71]-0.6428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7678" calcext:value-type="float">
            <text:p>-0.7678</text:p>
          </table:table-cell>
          <table:table-cell table:formula="of:=-[.G72]-0.5535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0.8393" calcext:value-type="float">
            <text:p>-0.8393</text:p>
          </table:table-cell>
          <table:table-cell table:formula="of:=-[.G73]-0.6071" office:value-type="float" office:value="0.2322" calcext:value-type="float">
            <text:p>0.2322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1964" calcext:value-type="float">
            <text:p>-1.1964</text:p>
          </table:table-cell>
          <table:table-cell table:formula="of:=-[.G74]-0.9821" office:value-type="float" office:value="0.2143" calcext:value-type="float">
            <text:p>0.214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1428" calcext:value-type="float">
            <text:p>-1.1428</text:p>
          </table:table-cell>
          <table:table-cell table:formula="of:=-[.G75]-0.9643" office:value-type="float" office:value="0.1785" calcext:value-type="float">
            <text:p>0.178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(NH4)2SO4</text:p>
          </table:table-cell>
          <table:table-cell table:number-columns-repeated="2"/>
          <table:table-cell office:value-type="float" office:value="-1.4286" calcext:value-type="float">
            <text:p>-1.4286</text:p>
          </table:table-cell>
          <table:table-cell table:style-name="ce6" table:formula="of:=-[.G76]-1.2321" office:value-type="float" office:value="0.1965" calcext:value-type="float">
            <text:p>0.1965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5" office:value-type="float" office:value="278.15" calcext:value-type="float">
            <text:p>27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2449" calcext:value-type="float">
            <text:p>-2.2449</text:p>
          </table:table-cell>
          <table:table-cell table:formula="of:=-[.G77]-2.0654" office:value-type="float" office:value="0.1795" calcext:value-type="float">
            <text:p>0.1795</text:p>
          </table:table-cell>
          <table:table-cell table:style-name="ce41" office:value-type="string" calcext:value-type="string" table:number-columns-spanned="1" table:number-rows-spanned="6">
            <text:p>NaAc 100 m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4622" calcext:value-type="float">
            <text:p>-1.4622</text:p>
          </table:table-cell>
          <table:table-cell table:formula="of:=-[.G78]-1.2827" office:value-type="float" office:value="0.1795" calcext:value-type="float">
            <text:p>0.179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0571" calcext:value-type="float">
            <text:p>-1.0571</text:p>
          </table:table-cell>
          <table:table-cell table:formula="of:=-[.G79]-0.882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2882" calcext:value-type="float">
            <text:p>-0.2882</text:p>
          </table:table-cell>
          <table:table-cell table:formula="of:=-[.G80]-0.1086" office:value-type="float" office:value="0.1796" calcext:value-type="float">
            <text:p>0.1796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6731" calcext:value-type="float">
            <text:p>-2.6731</text:p>
          </table:table-cell>
          <table:table-cell table:formula="of:=-[.G81]-2.4981" office:value-type="float" office:value="0.175" calcext:value-type="float">
            <text:p>0.175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P$2]+50" office:value-type="float" office:value="323.15" calcext:value-type="float">
            <text:p>323.15</text:p>
          </table:table-cell>
          <table:table-cell office:value-type="float" office:value="4.5" calcext:value-type="float">
            <text:p>4.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412" calcext:value-type="float">
            <text:p>-1.2412</text:p>
          </table:table-cell>
          <table:table-cell table:formula="of:=-[.G82]-1.0709" office:value-type="float" office:value="0.1703" calcext:value-type="float">
            <text:p>0.1703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covered-table-cell table:style-name="Default"/>
          <table:table-cell table:style-name="Default"/>
          <table:table-cell table:number-columns-repeated="16368"/>
        </table:table-row>
        <table:table-row table:style-name="ro1">
          <table:table-cell table:formula="of:=[.$P$2]+3.5" office:value-type="float" office:value="276.65" calcext:value-type="float">
            <text:p>276.6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2.6639" calcext:value-type="float">
            <text:p>-2.6639</text:p>
          </table:table-cell>
          <table:table-cell table:formula="of:=-[.G83]-2.4751" office:value-type="float" office:value="0.1888" calcext:value-type="float">
            <text:p>0.1888</text:p>
          </table:table-cell>
          <table:table-cell table:style-name="ce41" office:value-type="string" calcext:value-type="string" table:number-columns-spanned="1" table:number-rows-spanned="4">
            <text:p>Na-PO4 600 mM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table-cell table:style-name="ce89" office:value-type="string" calcext:value-type="string" table:number-columns-spanned="1" table:number-rows-spanned="20">
            <text:p><text:a xlink:href="https://doi.org/10.1016/S0022-0248(96)00455-1" xlink:type="simple">https://doi.org/10.1016/S0022-0248(96)00455-1</text:a></text:p>
          </table:table-cell>
          <table:table-cell table:style-name="ce84" office:value-type="string" calcext:value-type="string" table:number-columns-spanned="1" table:number-rows-spanned="20">
            <text:p>SLS, not normalized, I normalized here with HS 3.4 nm, I seems that the I strength for the Buffer was wrongly interpreted by the authors</text:p>
          </table:table-cell>
          <table:covered-table-cell/>
          <table:table-cell table:number-columns-repeated="16369"/>
        </table:table-row>
        <table:table-row table:style-name="ro1">
          <table:table-cell table:formula="of:=[.$P$2]+15" office:value-type="float" office:value="288.15" calcext:value-type="float">
            <text:p>28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9779" calcext:value-type="float">
            <text:p>-1.9779</text:p>
          </table:table-cell>
          <table:table-cell table:formula="of:=-[.G84]-1.7937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7293" calcext:value-type="float">
            <text:p>-1.7293</text:p>
          </table:table-cell>
          <table:table-cell table:formula="of:=-[.G85]-1.5451" office:value-type="float" office:value="0.1842" calcext:value-type="float">
            <text:p>0.1842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35" office:value-type="float" office:value="308.15" calcext:value-type="float">
            <text:p>308.15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.0709" calcext:value-type="float">
            <text:p>-1.0709</text:p>
          </table:table-cell>
          <table:table-cell table:formula="of:=-[.G86]-0.8821" office:value-type="float" office:value="0.1888" calcext:value-type="float">
            <text:p>0.1888</text:p>
          </table:table-cell>
          <table:covered-table-cell/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Cl</text:p>
          </table:table-cell>
          <table:table-cell table:style-name="ce39"/>
          <table:table-cell table:style-name="ce76" office:value-type="float" office:value="3.8144E-025" calcext:value-type="float">
            <text:p>3.81E-25</text:p>
          </table:table-cell>
          <table:table-cell table:style-name="ce77" table:formula="of:=[.F87]/[.$Q$2]" office:value-type="float" office:value="4.63373154078256" calcext:value-type="float">
            <text:p>4.63373154078256</text:p>
          </table:table-cell>
          <table:table-cell table:style-name="ce6"/>
          <table:table-cell table:style-name="ce41" office:value-type="string" calcext:value-type="string" table:number-columns-spanned="1" table:number-rows-spanned="12">
            <text:p>NaAc 40 m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table:formula="of:=107+17-40" office:value-type="float" office:value="84" calcext:value-type="float">
            <text:p>84</text:p>
          </table:table-cell>
          <table:table-cell table:style-name="ce39" office:value-type="string" calcext:value-type="string">
            <text:p>NaCl</text:p>
          </table:table-cell>
          <table:table-cell table:style-name="ce39"/>
          <table:table-cell table:style-name="ce76" office:value-type="float" office:value="1.0663E-025" calcext:value-type="float">
            <text:p>1.07E-25</text:p>
          </table:table-cell>
          <table:table-cell table:style-name="ce77" table:formula="of:=[.F88]/[.$Q$2]" office:value-type="float" office:value="1.29534079853619" calcext:value-type="float">
            <text:p>1.29534079853619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table:formula="of:=158 +17 + 17 - 40" office:value-type="float" office:value="152" calcext:value-type="float">
            <text:p>152</text:p>
          </table:table-cell>
          <table:table-cell table:style-name="ce39" office:value-type="string" calcext:value-type="string">
            <text:p>NaCl</text:p>
          </table:table-cell>
          <table:table-cell table:style-name="ce39"/>
          <table:table-cell table:style-name="ce76" office:value-type="float" office:value="3.152E-026" calcext:value-type="float">
            <text:p>3.15E-26</text:p>
          </table:table-cell>
          <table:table-cell table:style-name="ce77" table:formula="of:=[.F89]/[.$Q$2]" office:value-type="float" office:value="0.382904829502585" calcext:value-type="float">
            <text:p>0.382904829502585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table:formula="of:=183+17+17-40" office:value-type="float" office:value="177" calcext:value-type="float">
            <text:p>177</text:p>
          </table:table-cell>
          <table:table-cell table:style-name="ce39" office:value-type="string" calcext:value-type="string">
            <text:p>NaCl</text:p>
          </table:table-cell>
          <table:table-cell table:style-name="ce39"/>
          <table:table-cell table:style-name="ce76" office:value-type="float" office:value="4.14E-027" calcext:value-type="float">
            <text:p>4.14E-27</text:p>
          </table:table-cell>
          <table:table-cell table:style-name="ce77" table:formula="of:=[.F90]/[.$Q$2]" office:value-type="float" office:value="0.0502927028597939" calcext:value-type="float">
            <text:p>0.0502927028597939</text:p>
          </table:table-cell>
          <table:table-cell/>
          <table:covered-table-cell table:style-name="ce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style-name="ce39" table:formula="of:=[.$P$2]+25" office:value-type="float" office:value="298.15" calcext:value-type="float">
            <text:p>298.15</text:p>
          </table:table-cell>
          <table:table-cell table:style-name="ce55" office:value-type="float" office:value="4.6" calcext:value-type="float">
            <text:p>4.60</text:p>
          </table:table-cell>
          <table:table-cell table:style-name="ce39" table:formula="of:=241-23" office:value-type="float" office:value="218" calcext:value-type="float">
            <text:p>218</text:p>
          </table:table-cell>
          <table:table-cell table:style-name="ce39" office:value-type="string" calcext:value-type="string">
            <text:p>NaCl</text:p>
          </table:table-cell>
          <table:table-cell table:style-name="ce39"/>
          <table:table-cell table:style-name="ce76" office:value-type="float" office:value="-3.387E-026" calcext:value-type="float">
            <text:p>-3.39E-26</text:p>
          </table:table-cell>
          <table:table-cell table:style-name="ce77" table:formula="of:=[.F91]/[.$Q$2]" office:value-type="float" office:value="-0.411452619773241" calcext:value-type="float">
            <text:p>-0.411452619773241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Default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01-23" office:value-type="float" office:value="278" calcext:value-type="float">
            <text:p>278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4.713E-026" calcext:value-type="float">
            <text:p>-4.71E-26</text:p>
          </table:table-cell>
          <table:table-cell table:style-name="Default" table:formula="of:=[.F92]/[.$Q$2]" office:value-type="float" office:value="-0.5725350448749" calcext:value-type="float">
            <text:p>-0.572535044874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/>
          <table:covered-table-cell table:style-name="ce41"/>
          <table:covered-table-cell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384-23" office:value-type="float" office:value="361" calcext:value-type="float">
            <text:p>361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5.861E-026" calcext:value-type="float">
            <text:p>-5.86E-26</text:p>
          </table:table-cell>
          <table:table-cell table:style-name="Default" table:formula="of:=[.F93]/[.$Q$2]" office:value-type="float" office:value="-0.711994037346019" calcext:value-type="float">
            <text:p>-0.71199403734601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00-23" office:value-type="float" office:value="377" calcext:value-type="float">
            <text:p>377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7.452E-026" calcext:value-type="float">
            <text:p>-7.45E-26</text:p>
          </table:table-cell>
          <table:table-cell table:style-name="Default" table:formula="of:=[.F94]/[.$Q$2]" office:value-type="float" office:value="-0.90526865147629" calcext:value-type="float">
            <text:p>-0.90526865147629</text:p>
          </table:table-cell>
          <table:table-cell table:style-name="Default"/>
          <table:covered-table-cell table:style-name="Default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425-23" office:value-type="float" office:value="402" calcext:value-type="float">
            <text:p>402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6.833E-026" calcext:value-type="float">
            <text:p>-6.83E-26</text:p>
          </table:table-cell>
          <table:table-cell table:style-name="Default" table:formula="of:=[.F95]/[.$Q$2]" office:value-type="float" office:value="-0.830072557103796" calcext:value-type="float">
            <text:p>-0.83007255710379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597-23" office:value-type="float" office:value="574" calcext:value-type="float">
            <text:p>574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1.187E-025" calcext:value-type="float">
            <text:p>-1.19E-25</text:p>
          </table:table-cell>
          <table:table-cell table:style-name="Default" table:formula="of:=[.F96]/[.$Q$2]" office:value-type="float" office:value="-1.44196710856462" calcext:value-type="float">
            <text:p>-1.4419671085646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style-name="Default"/>
          <table:covered-table-cell table:number-columns-repeated="2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850-23" office:value-type="float" office:value="827" calcext:value-type="float">
            <text:p>827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1.6995E-025" calcext:value-type="float">
            <text:p>-1.70E-25</text:p>
          </table:table-cell>
          <table:table-cell table:style-name="Default" table:formula="of:=[.F97]/[.$Q$2]" office:value-type="float" office:value="-2.06455189638212" calcext:value-type="float">
            <text:p>-2.06455189638212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4.6" calcext:value-type="float">
            <text:p>4.60</text:p>
          </table:table-cell>
          <table:table-cell table:formula="of:=1102-23" office:value-type="float" office:value="1079" calcext:value-type="float">
            <text:p>1079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2.3358E-025" calcext:value-type="float">
            <text:p>-2.34E-25</text:p>
          </table:table-cell>
          <table:table-cell table:style-name="Default" table:formula="of:=[.F98]/[.$Q$2]" office:value-type="float" office:value="-2.8375288729446" calcext:value-type="float">
            <text:p>-2.8375288729446</text:p>
          </table:table-cell>
          <table:table-cell/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6.215E-026" calcext:value-type="float">
            <text:p>-6.22E-26</text:p>
          </table:table-cell>
          <table:table-cell table:style-name="Default" table:formula="of:=[.F99]/[.$Q$2]" office:value-type="float" office:value="-0.754997942689901" calcext:value-type="float">
            <text:p>-0.754997942689901</text:p>
          </table:table-cell>
          <table:table-cell/>
          <table:table-cell table:style-name="ce41" office:value-type="string" calcext:value-type="string" table:number-columns-spanned="1" table:number-rows-spanned="4">
            <text:p>Na-PO4 40 mM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211-40+91" office:value-type="float" office:value="262" calcext:value-type="float">
            <text:p>262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2.0353E-025" calcext:value-type="float">
            <text:p>-2.04E-25</text:p>
          </table:table-cell>
          <table:table-cell table:style-name="Default" table:formula="of:=[.F100]/[.$Q$2]" office:value-type="float" office:value="-2.472481597356" calcext:value-type="float">
            <text:p>-2.472481597356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386-40+91" office:value-type="float" office:value="437" calcext:value-type="float">
            <text:p>437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2.3711E-025" calcext:value-type="float">
            <text:p>-2.37E-25</text:p>
          </table:table-cell>
          <table:table-cell table:style-name="Default" table:formula="of:=[.F101]/[.$Q$2]" office:value-type="float" office:value="-2.88041129832989" calcext:value-type="float">
            <text:p>-2.88041129832989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formula="of:=[.$P$2]+25" office:value-type="float" office:value="298.15" calcext:value-type="float">
            <text:p>298.15</text:p>
          </table:table-cell>
          <table:table-cell office:value-type="float" office:value="7.4" calcext:value-type="float">
            <text:p>7.40</text:p>
          </table:table-cell>
          <table:table-cell table:formula="of:=500-40+91" office:value-type="float" office:value="551" calcext:value-type="float">
            <text:p>551</text:p>
          </table:table-cell>
          <table:table-cell office:value-type="string" calcext:value-type="string">
            <text:p>NaCl</text:p>
          </table:table-cell>
          <table:table-cell/>
          <table:table-cell table:style-name="ce22" office:value-type="float" office:value="-2.4507E-025" calcext:value-type="float">
            <text:p>-2.45E-25</text:p>
          </table:table-cell>
          <table:table-cell table:style-name="Default" table:formula="of:=[.F102]/[.$Q$2]" office:value-type="float" office:value="-2.97710934537432" calcext:value-type="float">
            <text:p>-2.97710934537432</text:p>
          </table:table-cell>
          <table:table-cell/>
          <table:covered-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41" table:formula="of:=7+273.15" office:value-type="float" office:value="280.15" calcext:value-type="float">
            <text:p>280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table-cell table:style-name="ce41" office:value-type="string" calcext:value-type="string" table:number-columns-spanned="1" table:number-rows-spanned="5">
            <text:p>Na-PO4 600 mM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84" office:value-type="string" calcext:value-type="string" table:number-columns-spanned="1" table:number-rows-spanned="5">
            <text:p>126 mg/ml, S(c,s)</text:p>
          </table:table-cell>
          <table:table-cell table:style-name="ce25" office:value-type="string" calcext:value-type="string" table:number-columns-spanned="1" table:number-rows-spanned="5">
            <text:p>https://doi.org/10.1063/1.471843</text:p>
          </table:table-cell>
          <table:table-cell table:style-name="ce84" office:value-type="string" calcext:value-type="string" table:number-columns-spanned="1" table:number-rows-spanned="5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table:style-name="ce41" table:formula="of:=14+273.15" office:value-type="float" office:value="287.15" calcext:value-type="float">
            <text:p>287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1+273.15" office:value-type="float" office:value="294.15" calcext:value-type="float">
            <text:p>294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8+273.15" office:value-type="float" office:value="301.15" calcext:value-type="float">
            <text:p>301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35+273.15" office:value-type="float" office:value="308.15" calcext:value-type="float">
            <text:p>308.15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covered-table-cell/>
          <table:table-cell office:value-type="float" office:value="1486" calcext:value-type="float">
            <text:p>1486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2" table:formula="of:=15+273.15" office:value-type="float" office:value="288.15" calcext:value-type="float">
            <text:p>288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1.9252" calcext:value-type="float">
            <text:p>-1.9252</text:p>
          </table:table-cell>
          <table:table-cell table:style-name="ce6" table:formula="of:=-[.G108]-1.6581" office:value-type="float" office:value="0.2671" calcext:value-type="float">
            <text:p>0.2671</text:p>
          </table:table-cell>
          <table:table-cell table:style-name="ce41" office:value-type="string" calcext:value-type="string" table:number-columns-spanned="1" table:number-rows-spanned="17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4" office:value-type="string" calcext:value-type="string" table:number-columns-spanned="1" table:number-rows-spanned="6">
            <text:p><text:s/>I(q) at 40 mg/ml</text:p>
          </table:table-cell>
          <table:table-cell table:style-name="ce41" office:value-type="string" calcext:value-type="string" table:number-columns-spanned="1" table:number-rows-spanned="17">
            <text:p>https://doi.org/10.1063/5.0088601</text:p>
          </table:table-cell>
          <table:table-cell table:style-name="ce84" office:value-type="string" calcext:value-type="string" table:number-columns-spanned="1" table:number-rows-spanned="17">
            <text:p>Form factor P(Q) analysis conclude insensitive to both temperature changes and guanidine concentration</text:p>
          </table:table-cell>
          <table:table-cell table:number-columns-repeated="16370"/>
        </table:table-row>
        <table:table-row table:style-name="ro1">
          <table:table-cell table:style-name="ce42" table:formula="of:=20+273.15" office:value-type="float" office:value="293.15" calcext:value-type="float">
            <text:p>29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1.6261" calcext:value-type="float">
            <text:p>-1.6261</text:p>
          </table:table-cell>
          <table:table-cell table:style-name="ce6" table:formula="of:=-[.G109]-1.3697" office:value-type="float" office:value="0.2564" calcext:value-type="float">
            <text:p>0.2564</text:p>
          </table:table-cell>
          <table:covered-table-cell table:style-name="ce41"/>
          <table:table-cell office:value-type="float" office:value="19" calcext:value-type="float">
            <text:p>19</text:p>
          </table:table-cell>
          <table:table-cell/>
          <table:covered-table-cell table:style-name="ce84"/>
          <table:covered-table-cell table:number-columns-repeated="2"/>
          <table:table-cell table:number-columns-repeated="16370"/>
        </table:table-row>
        <table:table-row table:style-name="ro1">
          <table:table-cell table:style-name="ce42" table:formula="of:=25+273.15" office:value-type="float" office:value="298.15" calcext:value-type="float">
            <text:p>298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1.3376" calcext:value-type="float">
            <text:p>-1.3376</text:p>
          </table:table-cell>
          <table:table-cell table:style-name="ce6" table:formula="of:=-[.G110]-1.0705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2" table:formula="of:=30+273.15" office:value-type="float" office:value="303.15" calcext:value-type="float">
            <text:p>30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1.0812" calcext:value-type="float">
            <text:p>-1.0812</text:p>
          </table:table-cell>
          <table:table-cell table:style-name="ce6" table:formula="of:=-[.G111]-0.8141" office:value-type="float" office:value="0.2671" calcext:value-type="float">
            <text:p>0.267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2" table:formula="of:=35+273.15" office:value-type="float" office:value="308.15" calcext:value-type="float">
            <text:p>308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1.0171" calcext:value-type="float">
            <text:p>-1.0171</text:p>
          </table:table-cell>
          <table:table-cell table:style-name="ce6" table:formula="of:=-[.G112]-0.782" office:value-type="float" office:value="0.2351" calcext:value-type="float">
            <text:p>0.2351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2" table:formula="of:=40+273.15" office:value-type="float" office:value="313.15" calcext:value-type="float">
            <text:p>31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NaCl</text:p>
          </table:table-cell>
          <table:table-cell table:style-name="ce6" table:number-columns-repeated="2"/>
          <table:table-cell table:style-name="ce78" office:value-type="float" office:value="-0.9637" calcext:value-type="float">
            <text:p>-0.9637</text:p>
          </table:table-cell>
          <table:table-cell table:style-name="ce6" table:formula="of:=-[.G113]-0.7179" office:value-type="float" office:value="0.2458" calcext:value-type="float">
            <text:p>0.245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6846" calcext:value-type="float">
            <text:p>-1.6846</text:p>
          </table:table-cell>
          <table:table-cell table:style-name="ce6" table:formula="of:=-[.G114]-1.4231" office:value-type="float" office:value="0.2615" calcext:value-type="float">
            <text:p>0.2615</text:p>
          </table:table-cell>
          <table:covered-table-cell table:style-name="ce41"/>
          <table:table-cell office:value-type="float" office:value="19" calcext:value-type="float">
            <text:p>19</text:p>
          </table:table-cell>
          <table:table-cell/>
          <table:table-cell table:style-name="ce84" office:value-type="string" calcext:value-type="string" table:number-columns-spanned="1" table:number-rows-spanned="6">
            <text:p><text:s/>I(q) at 80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5231" calcext:value-type="float">
            <text:p>-1.5231</text:p>
          </table:table-cell>
          <table:table-cell table:style-name="ce6" table:formula="of:=-[.G115]-1.2538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84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3308" calcext:value-type="float">
            <text:p>-1.3308</text:p>
          </table:table-cell>
          <table:table-cell table:style-name="ce6" table:formula="of:=-[.G116]-1.0615" office:value-type="float" office:value="0.2693" calcext:value-type="float">
            <text:p>0.2693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1615" calcext:value-type="float">
            <text:p>-1.1615</text:p>
          </table:table-cell>
          <table:table-cell table:style-name="ce6" table:formula="of:=-[.G117]-0.8846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0692" calcext:value-type="float">
            <text:p>-1.0692</text:p>
          </table:table-cell>
          <table:table-cell table:style-name="ce6" table:formula="of:=-[.G118]-0.8" office:value-type="float" office:value="0.2692" calcext:value-type="float">
            <text:p>0.2692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0692" calcext:value-type="float">
            <text:p>-1.0692</text:p>
          </table:table-cell>
          <table:table-cell table:style-name="ce6" table:formula="of:=-[.G119]-0.7923" office:value-type="float" office:value="0.2769" calcext:value-type="float">
            <text:p>0.2769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39" calcext:value-type="float">
            <text:p>-1.39</text:p>
          </table:table-cell>
          <table:table-cell table:style-name="ce6" table:formula="of:=-[.G120]-1.12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84" office:value-type="string" calcext:value-type="string" table:number-columns-spanned="1" table:number-rows-spanned="5">
            <text:p><text:s/>I(q) at 84 mg/m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1.18" calcext:value-type="float">
            <text:p>-1.18</text:p>
          </table:table-cell>
          <table:table-cell table:style-name="ce6" table:formula="of:=-[.G121]-0.9" office:value-type="float" office:value="0.28" calcext:value-type="float">
            <text:p>0.28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84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35+273.15" office:value-type="float" office:value="308.15" calcext:value-type="float">
            <text:p>30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99" calcext:value-type="float">
            <text:p>-0.99</text:p>
          </table:table-cell>
          <table:table-cell table:style-name="ce6" table:formula="of:=-[.G122]-0.73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40+273.15" office:value-type="float" office:value="313.15" calcext:value-type="float">
            <text:p>313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86" calcext:value-type="float">
            <text:p>-0.86</text:p>
          </table:table-cell>
          <table:table-cell table:style-name="ce6" table:formula="of:=-[.G123]-0.59" office:value-type="float" office:value="0.27" calcext:value-type="float">
            <text:p>0.27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45+273.15" office:value-type="float" office:value="318.15" calcext:value-type="float">
            <text:p>318.15</text:p>
          </table:table-cell>
          <table:table-cell office:value-type="float" office:value="4.5" calcext:value-type="float">
            <text:p>4.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table:style-name="Default" office:value-type="float" office:value="-0.91" calcext:value-type="float">
            <text:p>-0.91</text:p>
          </table:table-cell>
          <table:table-cell table:style-name="ce6" table:formula="of:=-[.G124]-0.65" office:value-type="float" office:value="0.26" calcext:value-type="float">
            <text:p>0.2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062" calcext:value-type="float">
            <text:p>-2.062</text:p>
          </table:table-cell>
          <table:table-cell table:style-name="ce6" table:formula="of:=-[.G125]-1.7519" office:value-type="float" office:value="0.3101" calcext:value-type="float">
            <text:p>0.3101</text:p>
          </table:table-cell>
          <table:table-cell table:style-name="ce41" office:value-type="string" calcext:value-type="string" table:number-columns-spanned="1" table:number-rows-spanned="13">
            <text:p>NaAc 50 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table-cell table:style-name="ce30" office:value-type="string" calcext:value-type="string" table:number-columns-spanned="1" table:number-rows-spanned="13">
            <text:p>https://pubs.acs.org/doi/10.1021/acs.jpclett.6b01714</text:p>
          </table:table-cell>
          <table:table-cell table:style-name="ce84" office:value-type="string" calcext:value-type="string" table:number-columns-spanned="1" table:number-rows-spanned="13">
            <text:p>SLS, Additives, DLVO, normalized bHS= 2pi(z+d)**3/3, z = 3.4 nm, 90 o, q = 0.018nm-1</text:p>
          </table:table-cell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326" calcext:value-type="float">
            <text:p>-1.2326</text:p>
          </table:table-cell>
          <table:table-cell table:style-name="ce6" table:formula="of:=-[.G126]-0.8915" office:value-type="float" office:value="0.3411" calcext:value-type="float">
            <text:p>0.3411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lyc 137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1628" calcext:value-type="float">
            <text:p>-0.1628</text:p>
          </table:table-cell>
          <table:table-cell table:style-name="ce6" table:formula="of:=-[.G127]+0.1705" office:value-type="float" office:value="0.3333" calcext:value-type="float">
            <text:p>0.3333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lyc 274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2791" calcext:value-type="float">
            <text:p>-1.2791</text:p>
          </table:table-cell>
          <table:table-cell table:style-name="ce6" table:formula="of:=-[.G128]-1.1395" office:value-type="float" office:value="0.1396" calcext:value-type="float">
            <text:p>0.1396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2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3488" calcext:value-type="float">
            <text:p>-1.3488</text:p>
          </table:table-cell>
          <table:table-cell table:style-name="ce6" table:formula="of:=-[.G129]-1.2481" office:value-type="float" office:value="0.1007" calcext:value-type="float">
            <text:p>0.1007</text:p>
          </table:table-cell>
          <table:covered-table-cell table:style-name="ce41"/>
          <table:table-cell office:value-type="float" office:value="7" calcext:value-type="float">
            <text:p>7</text:p>
          </table:table-cell>
          <table:table-cell office:value-type="string" calcext:value-type="string">
            <text:p>GuHCl 4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992" calcext:value-type="float">
            <text:p>-0.8992</text:p>
          </table:table-cell>
          <table:table-cell table:style-name="ce6" table:formula="of:=-[.G130]-0.7364" office:value-type="float" office:value="0.1628" calcext:value-type="float">
            <text:p>0.1628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6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6744" calcext:value-type="float">
            <text:p>-0.6744</text:p>
          </table:table-cell>
          <table:table-cell table:style-name="ce6" table:formula="of:=-[.G131]-0.5039" office:value-type="float" office:value="0.1705" calcext:value-type="float">
            <text:p>0.1705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9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2.4884" calcext:value-type="float">
            <text:p>-2.4884</text:p>
          </table:table-cell>
          <table:table-cell table:style-name="ce6" table:formula="of:=-[.G132]-2.3721" office:value-type="float" office:value="0.1163" calcext:value-type="float">
            <text:p>0.1163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9302" calcext:value-type="float">
            <text:p>-1.9302</text:p>
          </table:table-cell>
          <table:table-cell table:style-name="ce6" table:formula="of:=+[.G133]+2.4264" office:value-type="float" office:value="0.4962" calcext:value-type="float">
            <text:p>0.4962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200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6046" calcext:value-type="float">
            <text:p>-1.6046</text:p>
          </table:table-cell>
          <table:table-cell table:style-name="ce6" table:formula="of:=[.G134]+1.7442" office:value-type="float" office:value="0.1396" calcext:value-type="float">
            <text:p>0.1396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4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3721" calcext:value-type="float">
            <text:p>-1.3721</text:p>
          </table:table-cell>
          <table:table-cell table:style-name="ce6" office:value-type="float" office:value="0" calcext:value-type="float">
            <text:p>0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uHCl 6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1.5891" calcext:value-type="float">
            <text:p>-1.5891</text:p>
          </table:table-cell>
          <table:table-cell table:style-name="ce6" table:formula="of:=-[.G136]-1.2636" office:value-type="float" office:value="0.3255" calcext:value-type="float">
            <text:p>0.3255</text:p>
          </table:table-cell>
          <table:covered-table-cell table:style-name="ce4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" calcext:value-type="float">
            <text:p>4.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Cl</text:p>
          </table:table-cell>
          <table:table-cell table:number-columns-repeated="2"/>
          <table:table-cell office:value-type="float" office:value="-0.8992" calcext:value-type="float">
            <text:p>-0.8992</text:p>
          </table:table-cell>
          <table:table-cell table:style-name="ce6" table:formula="of:=-[.G137]-0.5736" office:value-type="float" office:value="0.3256" calcext:value-type="float">
            <text:p>0.3256</text:p>
          </table:table-cell>
          <table:covered-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DMSO 700 mM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44" table:formula="of:=10+273.15" office:value-type="float" office:value="283.15" calcext:value-type="float">
            <text:p>283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70" office:value-type="float" office:value="-0.000128" calcext:value-type="float">
            <text:p>-1.28E-04</text:p>
          </table:table-cell>
          <table:table-cell table:style-name="ce38" table:formula="of:=[.E138]*([.$S$2]^2)/[.$R$2]/1000000" office:value-type="float" office:value="-4.40751909664563E-026" calcext:value-type="float">
            <text:p>-4.40751909664563E-26</text:p>
          </table:table-cell>
          <table:table-cell table:style-name="ce79" table:formula="of:=[.F138]/[.$Q$2]" office:value-type="float" office:value="-0.535425237382768" calcext:value-type="float">
            <text:p>-0.535425237382768</text:p>
          </table:table-cell>
          <table:table-cell/>
          <table:table-cell table:style-name="ce41" office:value-type="string" calcext:value-type="string" table:number-columns-spanned="1" table:number-rows-spanned="14">
            <text:p>NaAc 50 mM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84" office:value-type="string" calcext:value-type="string" table:number-columns-spanned="1" table:number-rows-spanned="32">
            <text:p><text:s/>I(q) at 100 mg/ml</text:p>
          </table:table-cell>
          <table:table-cell table:style-name="ce89" office:value-type="string" calcext:value-type="string" table:number-columns-spanned="1" table:number-rows-spanned="32">
            <text:p><text:a xlink:href="https://doi.org/10.1016/S0022-0248(98)00826-4" xlink:type="simple">https://doi.org/10.1016/S0022-0248(98)00826-4</text:a></text:p>
          </table:table-cell>
          <table:table-cell table:style-name="ce84" office:value-type="string" calcext:value-type="string" table:number-columns-spanned="1" table:number-rows-spanned="32">
            <text:p>SAXS, to predict crystallization conditions</text:p>
          </table:table-cell>
          <table:table-cell table:number-columns-repeated="16370"/>
        </table:table-row>
        <table:table-row table:style-name="ro1">
          <table:table-cell table:style-name="ce44" table:formula="of:=15+273.15" office:value-type="float" office:value="288.15" calcext:value-type="float">
            <text:p>288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70" office:value-type="float" office:value="-0.000079" calcext:value-type="float">
            <text:p>-7.90E-05</text:p>
          </table:table-cell>
          <table:table-cell table:style-name="ce38" table:formula="of:=[.E139]*([.$S$2]^2)/[.$R$2]/1000000" office:value-type="float" office:value="-2.72026569246098E-026" calcext:value-type="float">
            <text:p>-2.72026569246098E-26</text:p>
          </table:table-cell>
          <table:table-cell table:style-name="ce79" table:formula="of:=[.F139]/[.$Q$2]" office:value-type="float" office:value="-0.330457763697177" calcext:value-type="float">
            <text:p>-0.330457763697177</text:p>
          </table:table-cell>
          <table:table-cell table:style-name="Default"/>
          <table:covered-table-cell/>
          <table:table-cell table:style-name="ce6" office:value-type="float" office:value="19" calcext:value-type="float">
            <text:p>19</text:p>
          </table:table-cell>
          <table:table-cell/>
          <table:covered-table-cell table:style-name="ce84"/>
          <table:covered-table-cell table:number-columns-repeated="2"/>
          <table:table-cell table:number-columns-repeated="16370"/>
        </table:table-row>
        <table:table-row table:style-name="ro1">
          <table:table-cell table:style-name="ce44" table:formula="of:=20+273.15" office:value-type="float" office:value="293.15" calcext:value-type="float">
            <text:p>293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70" office:value-type="float" office:value="-0.000039" calcext:value-type="float">
            <text:p>-3.90E-05</text:p>
          </table:table-cell>
          <table:table-cell table:style-name="ce38" table:formula="of:=[.E140]*([.$S$2]^2)/[.$R$2]/1000000" office:value-type="float" office:value="-1.34291597475922E-026" calcext:value-type="float">
            <text:p>-1.34291597475922E-26</text:p>
          </table:table-cell>
          <table:table-cell table:style-name="ce79" table:formula="of:=[.F140]/[.$Q$2]" office:value-type="float" office:value="-0.163137377015062" calcext:value-type="float">
            <text:p>-0.163137377015062</text:p>
          </table:table-cell>
          <table:table-cell table:style-name="Default"/>
          <table:covered-table-cell/>
          <table:table-cell table:style-name="ce6"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4" table:formula="of:=30+273.15" office:value-type="float" office:value="303.15" calcext:value-type="float">
            <text:p>303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string" calcext:value-type="string">
            <text:p>NaCl</text:p>
          </table:table-cell>
          <table:table-cell table:style-name="ce70" office:value-type="float" office:value="-0.000008" calcext:value-type="float">
            <text:p>-8.00E-06</text:p>
          </table:table-cell>
          <table:table-cell table:style-name="ce38" table:formula="of:=[.E141]*([.$S$2]^2)/[.$R$2]/1000000" office:value-type="float" office:value="-2.75469943540352E-027" calcext:value-type="float">
            <text:p>-2.75469943540352E-27</text:p>
          </table:table-cell>
          <table:table-cell table:style-name="ce79" table:formula="of:=[.F141]/[.$Q$2]" office:value-type="float" office:value="-0.033464077336423" calcext:value-type="float">
            <text:p>-0.033464077336423</text:p>
          </table:table-cell>
          <table:table-cell table:style-name="Default"/>
          <table:covered-table-cell/>
          <table:table-cell table:style-name="ce6"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5" table:formula="of:=10+273.15" office:value-type="float" office:value="283.15" calcext:value-type="float">
            <text:p>283.15</text:p>
          </table:table-cell>
          <table:table-cell table:style-name="ce63" office:value-type="float" office:value="4.5" calcext:value-type="float">
            <text:p>4.5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string" calcext:value-type="string">
            <text:p>NaCl</text:p>
          </table:table-cell>
          <table:table-cell table:style-name="ce71" office:value-type="float" office:value="-0.000378" calcext:value-type="float">
            <text:p>-3.78E-04</text:p>
          </table:table-cell>
          <table:table-cell table:style-name="ce67" table:formula="of:=[.E142]*([.$S$2]^2)/[.$R$2]/1000000" office:value-type="float" office:value="-1.30159548322816E-025" calcext:value-type="float">
            <text:p>-1.30159548322816E-25</text:p>
          </table:table-cell>
          <table:table-cell table:style-name="ce80" table:formula="of:=[.F142]/[.$Q$2]" office:value-type="float" office:value="-1.58117765414599" calcext:value-type="float">
            <text:p>-1.58117765414599</text:p>
          </table:table-cell>
          <table:table-cell table:style-name="Default"/>
          <table:covered-table-cell table:style-name="ce41"/>
          <table:table-cell office:value-type="float" office:value="19" calcext:value-type="float">
            <text:p>19</text:p>
          </table:table-cell>
          <table:table-cell/>
          <table:covered-table-cell table:style-name="ce41"/>
          <table:covered-table-cell table:number-columns-repeated="2"/>
          <table:table-cell table:number-columns-repeated="16370"/>
        </table:table-row>
        <table:table-row table:style-name="ro1">
          <table:table-cell table:style-name="ce45" table:formula="of:=15+273.15" office:value-type="float" office:value="288.15" calcext:value-type="float">
            <text:p>288.15</text:p>
          </table:table-cell>
          <table:table-cell table:style-name="ce63" office:value-type="float" office:value="4.5" calcext:value-type="float">
            <text:p>4.5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string" calcext:value-type="string">
            <text:p>NaCl</text:p>
          </table:table-cell>
          <table:table-cell table:style-name="ce71" office:value-type="float" office:value="-0.000258" calcext:value-type="float">
            <text:p>-2.58E-04</text:p>
          </table:table-cell>
          <table:table-cell table:style-name="ce67" table:formula="of:=[.E143]*([.$S$2]^2)/[.$R$2]/1000000" office:value-type="float" office:value="-8.88390567917635E-026" calcext:value-type="float">
            <text:p>-8.88390567917635E-26</text:p>
          </table:table-cell>
          <table:table-cell table:style-name="ce80" table:formula="of:=[.F143]/[.$Q$2]" office:value-type="float" office:value="-1.07921649409964" calcext:value-type="float">
            <text:p>-1.0792164940996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5" table:formula="of:=20+273.15" office:value-type="float" office:value="293.15" calcext:value-type="float">
            <text:p>293.15</text:p>
          </table:table-cell>
          <table:table-cell table:style-name="ce63" office:value-type="float" office:value="4.5" calcext:value-type="float">
            <text:p>4.5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string" calcext:value-type="string">
            <text:p>NaCl</text:p>
          </table:table-cell>
          <table:table-cell table:style-name="ce71" office:value-type="float" office:value="-0.000173" calcext:value-type="float">
            <text:p>-1.73E-04</text:p>
          </table:table-cell>
          <table:table-cell table:style-name="ce67" table:formula="of:=[.E144]*([.$S$2]^2)/[.$R$2]/1000000" office:value-type="float" office:value="-5.95703752906011E-026" calcext:value-type="float">
            <text:p>-5.95703752906011E-26</text:p>
          </table:table-cell>
          <table:table-cell table:style-name="ce80" table:formula="of:=[.F144]/[.$Q$2]" office:value-type="float" office:value="-0.723660672400148" calcext:value-type="float">
            <text:p>-0.723660672400148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5" table:formula="of:=25+273.15" office:value-type="float" office:value="298.15" calcext:value-type="float">
            <text:p>298.15</text:p>
          </table:table-cell>
          <table:table-cell table:style-name="ce63" office:value-type="float" office:value="4.5" calcext:value-type="float">
            <text:p>4.5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string" calcext:value-type="string">
            <text:p>NaCl</text:p>
          </table:table-cell>
          <table:table-cell table:style-name="ce71" office:value-type="float" office:value="-0.000163" calcext:value-type="float">
            <text:p>-1.63E-04</text:p>
          </table:table-cell>
          <table:table-cell table:style-name="ce67" table:formula="of:=[.E145]*([.$S$2]^2)/[.$R$2]/1000000" office:value-type="float" office:value="-5.61270009963467E-026" calcext:value-type="float">
            <text:p>-5.61270009963467E-26</text:p>
          </table:table-cell>
          <table:table-cell table:style-name="ce80" table:formula="of:=[.F145]/[.$Q$2]" office:value-type="float" office:value="-0.681830575729619" calcext:value-type="float">
            <text:p>-0.68183057572961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5" table:formula="of:=30+273.15" office:value-type="float" office:value="303.15" calcext:value-type="float">
            <text:p>303.15</text:p>
          </table:table-cell>
          <table:table-cell table:style-name="ce63" office:value-type="float" office:value="4.5" calcext:value-type="float">
            <text:p>4.5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string" calcext:value-type="string">
            <text:p>NaCl</text:p>
          </table:table-cell>
          <table:table-cell table:style-name="ce71" office:value-type="float" office:value="-0.000078" calcext:value-type="float">
            <text:p>-7.80E-05</text:p>
          </table:table-cell>
          <table:table-cell table:style-name="ce67" table:formula="of:=[.E146]*([.$S$2]^2)/[.$R$2]/1000000" office:value-type="float" office:value="-2.68583194951843E-026" calcext:value-type="float">
            <text:p>-2.68583194951843E-26</text:p>
          </table:table-cell>
          <table:table-cell table:style-name="ce80" table:formula="of:=[.F146]/[.$Q$2]" office:value-type="float" office:value="-0.326274754030124" calcext:value-type="float">
            <text:p>-0.32627475403012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22" office:value-type="float" office:value="-0.000706" calcext:value-type="float">
            <text:p>-7.06E-04</text:p>
          </table:table-cell>
          <table:table-cell table:formula="of:=[.E147]*([.$S$2]^2)/[.$R$2]/1000000" office:value-type="float" office:value="-2.43102225174361E-025" calcext:value-type="float">
            <text:p>-2.43102225174361E-25</text:p>
          </table:table-cell>
          <table:table-cell table:style-name="Default" table:formula="of:=[.F147]/[.$Q$2]" office:value-type="float" office:value="-2.95320482493933" calcext:value-type="float">
            <text:p>-2.9532048249393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15+273.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22" office:value-type="float" office:value="-0.000445" calcext:value-type="float">
            <text:p>-4.45E-04</text:p>
          </table:table-cell>
          <table:table-cell table:formula="of:=[.E148]*([.$S$2]^2)/[.$R$2]/1000000" office:value-type="float" office:value="-1.53230156094321E-025" calcext:value-type="float">
            <text:p>-1.53230156094321E-25</text:p>
          </table:table-cell>
          <table:table-cell table:style-name="Default" table:formula="of:=[.F148]/[.$Q$2]" office:value-type="float" office:value="-1.86143930183853" calcext:value-type="float">
            <text:p>-1.8614393018385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22" office:value-type="float" office:value="-0.000327" calcext:value-type="float">
            <text:p>-3.27E-04</text:p>
          </table:table-cell>
          <table:table-cell table:formula="of:=[.E149]*([.$S$2]^2)/[.$R$2]/1000000" office:value-type="float" office:value="-1.12598339422119E-025" calcext:value-type="float">
            <text:p>-1.12598339422119E-25</text:p>
          </table:table-cell>
          <table:table-cell table:style-name="Default" table:formula="of:=[.F149]/[.$Q$2]" office:value-type="float" office:value="-1.36784416112629" calcext:value-type="float">
            <text:p>-1.36784416112629</text:p>
          </table:table-cell>
          <table:table-cell table:style-name="Default"/>
          <table:covered-table-cell table:style-name="ce41"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5+273.15" office:value-type="float" office:value="298.15" calcext:value-type="float">
            <text:p>298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22" office:value-type="float" office:value="-0.000254" calcext:value-type="float">
            <text:p>-2.54E-04</text:p>
          </table:table-cell>
          <table:table-cell table:formula="of:=[.E150]*([.$S$2]^2)/[.$R$2]/1000000" office:value-type="float" office:value="-8.74617070740618E-026" calcext:value-type="float">
            <text:p>-8.74617070740618E-26</text:p>
          </table:table-cell>
          <table:table-cell table:style-name="Default" table:formula="of:=[.F150]/[.$Q$2]" office:value-type="float" office:value="-1.06248445543143" calcext:value-type="float">
            <text:p>-1.06248445543143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Cl</text:p>
          </table:table-cell>
          <table:table-cell table:style-name="ce22" office:value-type="float" office:value="-0.000228" calcext:value-type="float">
            <text:p>-2.28E-04</text:p>
          </table:table-cell>
          <table:table-cell table:formula="of:=[.E151]*([.$S$2]^2)/[.$R$2]/1000000" office:value-type="float" office:value="-7.85089339090003E-026" calcext:value-type="float">
            <text:p>-7.85089339090003E-26</text:p>
          </table:table-cell>
          <table:table-cell table:style-name="Default" table:formula="of:=[.F151]/[.$Q$2]" office:value-type="float" office:value="-0.953726204088055" calcext:value-type="float">
            <text:p>-0.953726204088055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106" calcext:value-type="float">
            <text:p>-1.06E-04</text:p>
          </table:table-cell>
          <table:table-cell table:formula="of:=[.E152]*([.$S$2]^2)/[.$R$2]/1000000" office:value-type="float" office:value="-3.64997675190966E-026" calcext:value-type="float">
            <text:p>-3.64997675190966E-26</text:p>
          </table:table-cell>
          <table:table-cell table:style-name="Default" table:formula="of:=[.F152]/[.$Q$2]" office:value-type="float" office:value="-0.443399024707605" calcext:value-type="float">
            <text:p>-0.443399024707605</text:p>
          </table:table-cell>
          <table:table-cell table:style-name="Default"/>
          <table:table-cell table:style-name="ce41" office:value-type="string" calcext:value-type="string" table:number-columns-spanned="1" table:number-rows-spanned="4">
            <text:p>NaAc 700 mM</text:p>
          </table:table-cell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15+273.15" office:value-type="float" office:value="288.15" calcext:value-type="float">
            <text:p>288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07" calcext:value-type="float">
            <text:p>-7.00E-05</text:p>
          </table:table-cell>
          <table:table-cell table:formula="of:=[.E153]*([.$S$2]^2)/[.$R$2]/1000000" office:value-type="float" office:value="-2.41036200597808E-026" calcext:value-type="float">
            <text:p>-2.41036200597808E-26</text:p>
          </table:table-cell>
          <table:table-cell table:style-name="Default" table:formula="of:=[.F153]/[.$Q$2]" office:value-type="float" office:value="-0.292810676693701" calcext:value-type="float">
            <text:p>-0.292810676693701</text:p>
          </table:table-cell>
          <table:table-cell table:style-name="Default"/>
          <table:covered-table-cell table:style-name="ce41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042" calcext:value-type="float">
            <text:p>-4.20E-05</text:p>
          </table:table-cell>
          <table:table-cell table:formula="of:=[.E154]*([.$S$2]^2)/[.$R$2]/1000000" office:value-type="float" office:value="-1.44621720358685E-026" calcext:value-type="float">
            <text:p>-1.44621720358685E-26</text:p>
          </table:table-cell>
          <table:table-cell table:style-name="Default" table:formula="of:=[.F154]/[.$Q$2]" office:value-type="float" office:value="-0.175686406016221" calcext:value-type="float">
            <text:p>-0.175686406016221</text:p>
          </table:table-cell>
          <table:table-cell table:style-name="Default"/>
          <table:covered-table-cell table:style-name="ce41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012" calcext:value-type="float">
            <text:p>-1.20E-05</text:p>
          </table:table-cell>
          <table:table-cell table:formula="of:=[.E155]*([.$S$2]^2)/[.$R$2]/1000000" office:value-type="float" office:value="-4.13204915310528E-027" calcext:value-type="float">
            <text:p>-4.13204915310528E-27</text:p>
          </table:table-cell>
          <table:table-cell table:style-name="Default" table:formula="of:=[.F155]/[.$Q$2]" office:value-type="float" office:value="-0.0501961160046345" calcext:value-type="float">
            <text:p>-0.0501961160046345</text:p>
          </table:table-cell>
          <table:table-cell table:style-name="Default"/>
          <table:covered-table-cell table:style-name="ce41"/>
          <table:table-cell office:value-type="float" office:value="303" calcext:value-type="float">
            <text:p>303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10+273.15" office:value-type="float" office:value="283.15" calcext:value-type="float">
            <text:p>28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186" calcext:value-type="float">
            <text:p>-1.86E-04</text:p>
          </table:table-cell>
          <table:table-cell table:formula="of:=[.E156]*([.$S$2]^2)/[.$R$2]/1000000" office:value-type="float" office:value="-6.40467618731318E-026" calcext:value-type="float">
            <text:p>-6.40467618731318E-26</text:p>
          </table:table-cell>
          <table:table-cell table:style-name="Default" table:formula="of:=[.F156]/[.$Q$2]" office:value-type="float" office:value="-0.778039798071835" calcext:value-type="float">
            <text:p>-0.778039798071835</text:p>
          </table:table-cell>
          <table:table-cell table:style-name="Default"/>
          <table:table-cell table:style-name="ce41" office:value-type="string" calcext:value-type="string" table:number-columns-spanned="1" table:number-rows-spanned="3">
            <text:p>NaAc 850 mM</text:p>
          </table:table-cell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20+273.15" office:value-type="float" office:value="293.15" calcext:value-type="float">
            <text:p>29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11" calcext:value-type="float">
            <text:p>-1.10E-04</text:p>
          </table:table-cell>
          <table:table-cell table:formula="of:=[.E157]*([.$S$2]^2)/[.$R$2]/1000000" office:value-type="float" office:value="-3.78771172367984E-026" calcext:value-type="float">
            <text:p>-3.78771172367984E-26</text:p>
          </table:table-cell>
          <table:table-cell table:style-name="Default" table:formula="of:=[.F157]/[.$Q$2]" office:value-type="float" office:value="-0.460131063375816" calcext:value-type="float">
            <text:p>-0.460131063375816</text:p>
          </table:table-cell>
          <table:table-cell table:style-name="Default"/>
          <table:covered-table-cell table:style-name="ce41"/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1" table:formula="of:=30+273.15" office:value-type="float" office:value="303.15" calcext:value-type="float">
            <text:p>303.15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float" office:value="-0.000077" calcext:value-type="float">
            <text:p>-7.70E-05</text:p>
          </table:table-cell>
          <table:table-cell table:formula="of:=[.E158]*([.$S$2]^2)/[.$R$2]/1000000" office:value-type="float" office:value="-2.65139820657589E-026" calcext:value-type="float">
            <text:p>-2.65139820657589E-26</text:p>
          </table:table-cell>
          <table:table-cell table:style-name="Default" table:formula="of:=[.F158]/[.$Q$2]" office:value-type="float" office:value="-0.322091744363072" calcext:value-type="float">
            <text:p>-0.322091744363072</text:p>
          </table:table-cell>
          <table:table-cell table:style-name="Default"/>
          <table:covered-table-cell table:style-name="ce41"/>
          <table:table-cell office:value-type="float" office:value="371" calcext:value-type="float">
            <text:p>371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6" table:formula="of:=10+273.15" office:value-type="float" office:value="283.15" calcext:value-type="float">
            <text:p>283.15</text:p>
          </table:table-cell>
          <table:table-cell table:style-name="ce64" office:value-type="float" office:value="4.5" calcext:value-type="float">
            <text:p>4.5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string" calcext:value-type="string">
            <text:p>NaNO3</text:p>
          </table:table-cell>
          <table:table-cell table:style-name="ce73" office:value-type="float" office:value="-0.000145" calcext:value-type="float">
            <text:p>-1.45E-04</text:p>
          </table:table-cell>
          <table:table-cell table:style-name="ce68" table:formula="of:=[.E159]*([.$S$2]^2)/[.$R$2]/1000000" office:value-type="float" office:value="-4.99289272666888E-026" calcext:value-type="float">
            <text:p>-4.99289272666888E-26</text:p>
          </table:table-cell>
          <table:table-cell table:style-name="ce81" table:formula="of:=[.F159]/[.$Q$2]" office:value-type="float" office:value="-0.606536401722667" calcext:value-type="float">
            <text:p>-0.606536401722667</text:p>
          </table:table-cell>
          <table:table-cell table:style-name="Default"/>
          <table:table-cell table:style-name="ce41" office:value-type="string" calcext:value-type="string" table:number-columns-spanned="1" table:number-rows-spanned="11">
            <text:p>NaAc 50 mM</text:p>
          </table:table-cell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6" table:formula="of:=15+273.15" office:value-type="float" office:value="288.15" calcext:value-type="float">
            <text:p>288.15</text:p>
          </table:table-cell>
          <table:table-cell table:style-name="ce64" office:value-type="float" office:value="4.5" calcext:value-type="float">
            <text:p>4.5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string" calcext:value-type="string">
            <text:p>NaNO3</text:p>
          </table:table-cell>
          <table:table-cell table:style-name="ce73" office:value-type="float" office:value="-0.000087" calcext:value-type="float">
            <text:p>-8.70E-05</text:p>
          </table:table-cell>
          <table:table-cell table:style-name="ce68" table:formula="of:=[.E160]*([.$S$2]^2)/[.$R$2]/1000000" office:value-type="float" office:value="-2.99573563600133E-026" calcext:value-type="float">
            <text:p>-2.99573563600133E-26</text:p>
          </table:table-cell>
          <table:table-cell table:style-name="ce81" table:formula="of:=[.F160]/[.$Q$2]" office:value-type="float" office:value="-0.3639218410336" calcext:value-type="float">
            <text:p>-0.3639218410336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6" table:formula="of:=20+273.15" office:value-type="float" office:value="293.15" calcext:value-type="float">
            <text:p>293.15</text:p>
          </table:table-cell>
          <table:table-cell table:style-name="ce64" office:value-type="float" office:value="4.5" calcext:value-type="float">
            <text:p>4.5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string" calcext:value-type="string">
            <text:p>NaNO3</text:p>
          </table:table-cell>
          <table:table-cell table:style-name="ce73" office:value-type="float" office:value="-0.00005" calcext:value-type="float">
            <text:p>-5.00E-05</text:p>
          </table:table-cell>
          <table:table-cell table:style-name="ce68" table:formula="of:=[.E161]*([.$S$2]^2)/[.$R$2]/1000000" office:value-type="float" office:value="-1.7216871471272E-026" calcext:value-type="float">
            <text:p>-1.7216871471272E-26</text:p>
          </table:table-cell>
          <table:table-cell table:style-name="ce81" table:formula="of:=[.F161]/[.$Q$2]" office:value-type="float" office:value="-0.209150483352644" calcext:value-type="float">
            <text:p>-0.20915048335264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6" table:formula="of:=30+273.15" office:value-type="float" office:value="303.15" calcext:value-type="float">
            <text:p>303.15</text:p>
          </table:table-cell>
          <table:table-cell table:style-name="ce64" office:value-type="float" office:value="4.5" calcext:value-type="float">
            <text:p>4.5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string" calcext:value-type="string">
            <text:p>NaNO3</text:p>
          </table:table-cell>
          <table:table-cell table:style-name="ce73" office:value-type="float" office:value="0.000031" calcext:value-type="float">
            <text:p>3.10E-05</text:p>
          </table:table-cell>
          <table:table-cell table:style-name="ce68" table:formula="of:=[.E162]*([.$S$2]^2)/[.$R$2]/1000000" office:value-type="float" office:value="1.06744603121886E-026" calcext:value-type="float">
            <text:p>1.06744603121886E-26</text:p>
          </table:table-cell>
          <table:table-cell table:style-name="ce81" table:formula="of:=[.F162]/[.$Q$2]" office:value-type="float" office:value="0.129673299678639" calcext:value-type="float">
            <text:p>0.12967329967863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2" table:formula="of:=10+273.15" office:value-type="float" office:value="283.15" calcext:value-type="float">
            <text:p>28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NaNO3</text:p>
          </table:table-cell>
          <table:table-cell table:style-name="ce74" office:value-type="float" office:value="-0.000832" calcext:value-type="float">
            <text:p>-8.32E-04</text:p>
          </table:table-cell>
          <table:table-cell table:style-name="ce6" table:formula="of:=[.E163]*([.$S$2]^2)/[.$R$2]/1000000" office:value-type="float" office:value="-2.86488741281966E-025" calcext:value-type="float">
            <text:p>-2.86488741281966E-25</text:p>
          </table:table-cell>
          <table:table-cell table:style-name="ce78" table:formula="of:=[.F163]/[.$Q$2]" office:value-type="float" office:value="-3.48026404298799" calcext:value-type="float">
            <text:p>-3.48026404298799</text:p>
          </table:table-cell>
          <table:table-cell table:style-name="Default"/>
          <table:covered-table-cell table:style-name="ce41"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2" table:formula="of:=20+273.15" office:value-type="float" office:value="293.15" calcext:value-type="float">
            <text:p>29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NaNO3</text:p>
          </table:table-cell>
          <table:table-cell table:style-name="ce74" office:value-type="float" office:value="-0.000453" calcext:value-type="float">
            <text:p>-4.53E-04</text:p>
          </table:table-cell>
          <table:table-cell table:style-name="ce6" table:formula="of:=[.E164]*([.$S$2]^2)/[.$R$2]/1000000" office:value-type="float" office:value="-1.55984855529724E-025" calcext:value-type="float">
            <text:p>-1.55984855529724E-25</text:p>
          </table:table-cell>
          <table:table-cell table:style-name="ce78" table:formula="of:=[.F164]/[.$Q$2]" office:value-type="float" office:value="-1.89490337917495" calcext:value-type="float">
            <text:p>-1.89490337917495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2" table:formula="of:=30+273.15" office:value-type="float" office:value="303.15" calcext:value-type="float">
            <text:p>303.15</text:p>
          </table:table-cell>
          <table:table-cell table:style-name="ce60" office:value-type="float" office:value="4.5" calcext:value-type="float">
            <text:p>4.5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NaNO3</text:p>
          </table:table-cell>
          <table:table-cell table:style-name="ce74" office:value-type="float" office:value="-0.000363" calcext:value-type="float">
            <text:p>-3.63E-04</text:p>
          </table:table-cell>
          <table:table-cell table:style-name="ce6" table:formula="of:=[.E165]*([.$S$2]^2)/[.$R$2]/1000000" office:value-type="float" office:value="-1.24994486881435E-025" calcext:value-type="float">
            <text:p>-1.24994486881435E-25</text:p>
          </table:table-cell>
          <table:table-cell table:style-name="ce78" table:formula="of:=[.F165]/[.$Q$2]" office:value-type="float" office:value="-1.51843250914019" calcext:value-type="float">
            <text:p>-1.5184325091401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7" table:formula="of:=10+273.15" office:value-type="float" office:value="283.15" calcext:value-type="float">
            <text:p>283.15</text:p>
          </table:table-cell>
          <table:table-cell table:style-name="ce65" office:value-type="float" office:value="4.5" calcext:value-type="float">
            <text:p>4.50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NaSCN</text:p>
          </table:table-cell>
          <table:table-cell table:style-name="ce75" office:value-type="float" office:value="0.000038" calcext:value-type="float">
            <text:p>3.80E-05</text:p>
          </table:table-cell>
          <table:table-cell table:style-name="ce69" table:formula="of:=[.E166]*([.$S$2]^2)/[.$R$2]/1000000" office:value-type="float" office:value="1.30848223181667E-026" calcext:value-type="float">
            <text:p>1.30848223181667E-26</text:p>
          </table:table-cell>
          <table:table-cell table:style-name="ce82" table:formula="of:=[.F166]/[.$Q$2]" office:value-type="float" office:value="0.158954367348009" calcext:value-type="float">
            <text:p>0.158954367348009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4" table:formula="of:=15+273.15" office:value-type="float" office:value="288.15" calcext:value-type="float">
            <text:p>288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aSCN</text:p>
          </table:table-cell>
          <table:table-cell table:style-name="ce70" office:value-type="float" office:value="0.000078" calcext:value-type="float">
            <text:p>7.80E-05</text:p>
          </table:table-cell>
          <table:table-cell table:style-name="ce38" table:formula="of:=[.E167]*([.$S$2]^2)/[.$R$2]/1000000" office:value-type="float" office:value="2.68583194951843E-026" calcext:value-type="float">
            <text:p>2.68583194951843E-26</text:p>
          </table:table-cell>
          <table:table-cell table:style-name="ce79" table:formula="of:=[.F167]/[.$Q$2]" office:value-type="float" office:value="0.326274754030124" calcext:value-type="float">
            <text:p>0.326274754030124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4" table:formula="of:=20+273.15" office:value-type="float" office:value="293.15" calcext:value-type="float">
            <text:p>293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aSCN</text:p>
          </table:table-cell>
          <table:table-cell table:style-name="ce70" office:value-type="float" office:value="0.000103" calcext:value-type="float">
            <text:p>1.03E-04</text:p>
          </table:table-cell>
          <table:table-cell table:style-name="ce38" table:formula="of:=[.E168]*([.$S$2]^2)/[.$R$2]/1000000" office:value-type="float" office:value="3.54667552308203E-026" calcext:value-type="float">
            <text:p>3.54667552308203E-26</text:p>
          </table:table-cell>
          <table:table-cell table:style-name="ce79" table:formula="of:=[.F168]/[.$Q$2]" office:value-type="float" office:value="0.430849995706446" calcext:value-type="float">
            <text:p>0.430849995706446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44" table:formula="of:=30+273.15" office:value-type="float" office:value="303.15" calcext:value-type="float">
            <text:p>303.15</text:p>
          </table:table-cell>
          <table:table-cell table:style-name="ce52" office:value-type="float" office:value="4.5" calcext:value-type="float">
            <text:p>4.5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aSCN</text:p>
          </table:table-cell>
          <table:table-cell table:style-name="ce70" office:value-type="float" office:value="0.000133" calcext:value-type="float">
            <text:p>1.33E-04</text:p>
          </table:table-cell>
          <table:table-cell table:style-name="ce38" table:formula="of:=[.E169]*([.$S$2]^2)/[.$R$2]/1000000" office:value-type="float" office:value="4.57968781135835E-026" calcext:value-type="float">
            <text:p>4.57968781135835E-26</text:p>
          </table:table-cell>
          <table:table-cell table:style-name="ce79" table:formula="of:=[.F169]/[.$Q$2]" office:value-type="float" office:value="0.556340285718032" calcext:value-type="float">
            <text:p>0.556340285718032</text:p>
          </table:table-cell>
          <table:table-cell table:style-name="Default"/>
          <table:covered-table-cell/>
          <table:table-cell office:value-type="float" office:value="19" calcext:value-type="float">
            <text:p>19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style-name="ce41" office:value-type="string" calcext:value-type="string" table:number-columns-spanned="1" table:number-rows-spanned="9">
            <text:p>NaAc 50 mM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1"/>
          <table:table-cell table:style-name="ce89" office:value-type="string" calcext:value-type="string" table:number-columns-spanned="1" table:number-rows-spanned="22">
            <text:p><text:a xlink:href="https://doi.org/10.1016/S0022-0248(97)00011-0" xlink:type="simple">https://doi.org/10.1016/S0022-0248(97)00011-0</text:a></text:p>
          </table:table-cell>
          <table:table-cell table:style-name="ce41" office:value-type="string" calcext:value-type="string" table:number-columns-spanned="1" table:number-rows-spanned="22">
            <text:p>D2O effects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covered-table-cell table:style-name="Default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 table:style-name="Default"/>
          <table:table-cell table:style-name="Default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covered-table-cell table:style-name="Default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41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41"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26" calcext:value-type="float">
            <text:p>2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table-cell table:style-name="ce41" office:value-type="string" calcext:value-type="string" table:number-columns-spanned="1" table:number-rows-spanned="13">
            <text:p>NaAc 100 mM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41"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54" calcext:value-type="float">
            <text:p>54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 table:style-name="ce41"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Cl</text:p>
          </table:table-cell>
          <table:table-cell table:number-columns-repeated="4"/>
          <table:covered-table-cell/>
          <table:table-cell office:value-type="float" office:value="36" calcext:value-type="float">
            <text:p>36</text:p>
          </table:table-cell>
          <table:table-cell table:number-columns-repeated="2"/>
          <table:covered-table-cell table:number-columns-repeated="2"/>
          <table:table-cell table:number-columns-repeated="16370"/>
        </table:table-row>
        <table:table-row table:style-name="ro1">
          <table:table-cell table:style-name="ce19" table:formula="of:=10+273.15" office:value-type="float" office:value="283.15" calcext:value-type="float">
            <text:p>283.15</text:p>
          </table:table-cell>
          <table:table-cell table:style-name="ce35" office:value-type="float" office:value="7" calcext:value-type="float">
            <text:p>7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aCl</text:p>
          </table:table-cell>
          <table:table-cell table:style-name="ce5" table:number-columns-repeated="2"/>
          <table:table-cell table:style-name="ce5" office:value-type="float" office:value="2.7" calcext:value-type="float">
            <text:p>2.7</text:p>
          </table:table-cell>
          <table:table-cell/>
          <table:table-cell table:style-name="ce41" office:value-type="string" calcext:value-type="string" table:number-columns-spanned="1" table:number-rows-spanned="3">
            <text:p>Bis-Tris 25mM</text:p>
          </table:table-cell>
          <table:table-cell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1" table:number-rows-spanned="3">
            <text:p><text:s/>I(q) at 100 mg/ml</text:p>
          </table:table-cell>
          <table:table-cell table:style-name="ce89" office:value-type="string" calcext:value-type="string" table:number-columns-spanned="1" table:number-rows-spanned="3">
            <text:p><text:a xlink:href="https://doi.org/10.1016/j.bpj.2012.04.043" xlink:type="simple">10.1016/j.bpj.2012.04.043</text:a></text:p>
          </table:table-cell>
          <table:table-cell table:style-name="ce84" office:value-type="string" calcext:value-type="string" table:number-columns-spanned="1" table:number-rows-spanned="3">
            <text:p>Pressure and T analysis, DLVO+SC+YU, normalized bHS= 2pi(z+d)**3/3, z = 2.99 nm</text:p>
          </table:table-cell>
          <table:table-cell table:number-columns-repeated="16370"/>
        </table:table-row>
        <table:table-row table:style-name="ro1">
          <table:table-cell table:style-name="ce19" table:formula="of:=25+273.15" office:value-type="float" office:value="298.15" calcext:value-type="float">
            <text:p>298.15</text:p>
          </table:table-cell>
          <table:table-cell table:style-name="ce35" office:value-type="float" office:value="7" calcext:value-type="float">
            <text:p>7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aCl</text:p>
          </table:table-cell>
          <table:table-cell table:style-name="ce5" table:number-columns-repeated="2"/>
          <table:table-cell table:style-name="ce5" office:value-type="float" office:value="2.9248" calcext:value-type="float">
            <text:p>2.9248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>
          <table:table-cell table:style-name="ce19" table:formula="of:=40+273.15" office:value-type="float" office:value="313.15" calcext:value-type="float">
            <text:p>313.15</text:p>
          </table:table-cell>
          <table:table-cell table:style-name="ce35" office:value-type="float" office:value="7" calcext:value-type="float">
            <text:p>7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aCl</text:p>
          </table:table-cell>
          <table:table-cell table:style-name="ce5" table:number-columns-repeated="2"/>
          <table:table-cell table:style-name="ce5" office:value-type="float" office:value="3.0267" calcext:value-type="float">
            <text:p>3.0267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 table:number-columns-repeated="3"/>
          <table:table-cell table:number-columns-repeated="16370"/>
        </table:table-row>
        <table:table-row table:style-name="ro1" table:number-rows-repeated="10483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ystallins_3L1F(E)_1BLB_1AMM" table:style-name="ta1">
        <table:table-column table:style-name="co15" table:default-cell-style-name="ce30"/>
        <table:table-column table:style-name="co1" table:default-cell-style-name="ce30"/>
        <table:table-column table:style-name="co16" table:default-cell-style-name="ce30"/>
        <table:table-column table:style-name="co3" table:default-cell-style-name="ce30"/>
        <table:table-column table:style-name="co16" table:default-cell-style-name="ce30"/>
        <table:table-column table:style-name="co3" table:number-columns-repeated="3" table:default-cell-style-name="ce30"/>
        <table:table-column table:style-name="co9" table:default-cell-style-name="ce30"/>
        <table:table-column table:style-name="co17" table:default-cell-style-name="ce30"/>
        <table:table-column table:style-name="co3" table:default-cell-style-name="ce30"/>
        <table:table-column table:style-name="co18" table:default-cell-style-name="ce30"/>
        <table:table-column table:style-name="co19" table:default-cell-style-name="ce30"/>
        <table:table-column table:style-name="co3" table:number-columns-repeated="3" table:default-cell-style-name="ce30"/>
        <table:table-column table:style-name="co3" table:default-cell-style-name="Default"/>
        <table:table-column table:style-name="co3" table:number-columns-repeated="16367" table:default-cell-style-name="ce30"/>
        <table:table-row table:style-name="ro1">
          <table:table-cell table:style-name="ce95" office:value-type="string" calcext:value-type="string">
            <text:p>Type</text:p>
          </table:table-cell>
          <table:table-cell table:style-name="ce95" office:value-type="string" calcext:value-type="string">
            <text:p>T</text:p>
          </table:table-cell>
          <table:table-cell table:style-name="ce96" office:value-type="string" calcext:value-type="string">
            <text:p>pH</text:p>
          </table:table-cell>
          <table:table-cell table:style-name="ce95" office:value-type="string" calcext:value-type="string">
            <text:p>c_salt [mM]</text:p>
          </table:table-cell>
          <table:table-cell table:style-name="ce95" office:value-type="string" calcext:value-type="string">
            <text:p>Salt</text:p>
          </table:table-cell>
          <table:table-cell table:style-name="ce95" office:value-type="string" calcext:value-type="string">
            <text:p>B2 [m3]</text:p>
          </table:table-cell>
          <table:table-cell table:style-name="ce95" office:value-type="string" calcext:value-type="string">
            <text:p>b2/bHS</text:p>
          </table:table-cell>
          <table:table-cell table:style-name="ce95" office:value-type="string" calcext:value-type="string">
            <text:p>b2 SD</text:p>
          </table:table-cell>
          <table:table-cell table:style-name="ce95" office:value-type="string" calcext:value-type="string">
            <text:p>Buffer</text:p>
          </table:table-cell>
          <table:table-cell table:style-name="ce95" office:value-type="string" calcext:value-type="string">
            <text:p>Cb [mM]</text:p>
          </table:table-cell>
          <table:table-cell table:style-name="ce95" office:value-type="string" calcext:value-type="string">
            <text:p>Additives</text:p>
          </table:table-cell>
          <table:table-cell table:style-name="ce95" office:value-type="string" calcext:value-type="string">
            <text:p>SAXS data</text:p>
          </table:table-cell>
          <table:table-cell table:style-name="ce95" office:value-type="string" calcext:value-type="string">
            <text:p>Reference</text:p>
          </table:table-cell>
          <table:table-cell table:style-name="ce95" office:value-type="string" calcext:value-type="string">
            <text:p>Comment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eta</text:p>
          </table:table-cell>
          <table:table-cell table:style-name="ce41" table:formula="of:=22+273.15" office:value-type="float" office:value="295.15" calcext:value-type="float">
            <text:p>295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KCl </text:p>
          </table:table-cell>
          <table:table-cell table:style-name="ce84" office:value-type="string" calcext:value-type="string" table:number-columns-spanned="1" table:number-rows-spanned="2">
            <text:p>B2 should be extracted from Pi vs C plot. </text:p>
          </table:table-cell>
          <table:table-cell table:style-name="ce41" table:number-columns-repeated="2"/>
          <table:table-cell table:style-name="ce41" office:value-type="string" calcext:value-type="string" table:number-columns-spanned="1" table:number-rows-spanned="7">
            <text:p>Na-PO4 10 mM</text:p>
          </table:table-cell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</text:p>
          </table:table-cell>
          <table:table-cell table:style-name="ce41"/>
          <table:table-cell table:style-name="ce85" office:value-type="string" calcext:value-type="string" table:number-columns-spanned="1" table:number-rows-spanned="7">
            <text:p>https://link.springer.com/article/10.1007/BF00195438</text:p>
          </table:table-cell>
          <table:table-cell table:style-name="ce84" table:number-columns-spanned="1" table:number-rows-spanned="7"/>
          <table:table-cell table:number-columns-repeated="16370"/>
        </table:table-row>
        <table:table-row table:style-name="ro2">
          <table:table-cell office:value-type="string" calcext:value-type="string">
            <text:p>Beta</text:p>
          </table:table-cell>
          <table:table-cell table:style-name="ce41" office:value-type="float" office:value="295.15" calcext:value-type="float">
            <text:p>295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table:formula="of:=150-18" office:value-type="float" office:value="132" calcext:value-type="float">
            <text:p>132</text:p>
          </table:table-cell>
          <table:table-cell table:style-name="ce41" office:value-type="string" calcext:value-type="string">
            <text:p>KCl </text:p>
          </table:table-cell>
          <table:covered-table-cell table:style-name="ce41"/>
          <table:table-cell table:style-name="ce41" table:number-columns-repeated="2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, 1mM EGTA, 3mM NaN3, PMSF</text:p>
          </table:table-cell>
          <table:table-cell table:style-name="ce84" office:value-type="string" calcext:value-type="string">
            <text:p>I(c,s) at different protein concentration 10, 109, 167, 246, 379 mg/ml. </text:p>
          </table:table-cell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7+273.15" office:value-type="float" office:value="280.15" calcext:value-type="float">
            <text:p>280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KCl </text:p>
          </table:table-cell>
          <table:table-cell table:style-name="ce41" table:number-columns-repeated="3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</text:p>
          </table:table-cell>
          <table:table-cell table:style-name="ce84" office:value-type="string" calcext:value-type="string" table:number-columns-spanned="1" table:number-rows-spanned="4">
            <text:p>I(c,s) at different protein concentration 89, 152 and 364 mg/ml. </text:p>
          </table:table-cell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4+273.15" office:value-type="float" office:value="287.15" calcext:value-type="float">
            <text:p>287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KCl </text:p>
          </table:table-cell>
          <table:table-cell table:style-name="ce41" table:number-columns-repeated="3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</text:p>
          </table:table-cell>
          <table:covered-table-cell table:style-name="ce84"/>
          <table:covered-table-cell table:style-name="ce106"/>
          <table:covered-table-cell table:style-name="ce41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41" table:formula="of:=22+273.15" office:value-type="float" office:value="295.15" calcext:value-type="float">
            <text:p>295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KCl </text:p>
          </table:table-cell>
          <table:table-cell table:style-name="ce84" office:value-type="string" calcext:value-type="string">
            <text:p>B2 should be extracted from Pi vs C plot. </text:p>
          </table:table-cell>
          <table:table-cell table:style-name="ce41" table:number-columns-repeated="2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</text:p>
          </table:table-cell>
          <table:covered-table-cell table:style-name="ce84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31+273.15" office:value-type="float" office:value="304.15" calcext:value-type="float">
            <text:p>304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KCl </text:p>
          </table:table-cell>
          <table:table-cell table:style-name="ce41" table:number-columns-repeated="3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</text:p>
          </table:table-cell>
          <table:covered-table-cell table:style-name="ce84"/>
          <table:covered-table-cell table:style-name="ce106"/>
          <table:covered-table-cell table:style-name="ce41"/>
          <table:table-cell table:number-columns-repeated="16370"/>
        </table:table-row>
        <table:table-row table:style-name="ro2">
          <table:table-cell office:value-type="string" calcext:value-type="string">
            <text:p>Gamma</text:p>
          </table:table-cell>
          <table:table-cell table:style-name="ce41" office:value-type="float" office:value="295.15" calcext:value-type="float">
            <text:p>295.15</text:p>
          </table:table-cell>
          <table:table-cell table:style-name="ce97" office:value-type="float" office:value="6.8" calcext:value-type="float">
            <text:p>6.80</text:p>
          </table:table-cell>
          <table:table-cell table:style-name="ce41" table:formula="of:=150-18" office:value-type="float" office:value="132" calcext:value-type="float">
            <text:p>132</text:p>
          </table:table-cell>
          <table:table-cell table:style-name="ce41" office:value-type="string" calcext:value-type="string">
            <text:p>KCl </text:p>
          </table:table-cell>
          <table:table-cell table:style-name="ce84" office:value-type="string" calcext:value-type="string">
            <text:p>B2 should be extracted from Pi vs C plot. </text:p>
          </table:table-cell>
          <table:table-cell table:style-name="ce41" table:number-columns-repeated="2"/>
          <table:covered-table-cell table:style-name="ce41"/>
          <table:table-cell table:style-name="ce41" office:value-type="float" office:value="15" calcext:value-type="float">
            <text:p>15</text:p>
          </table:table-cell>
          <table:table-cell table:style-name="ce84" office:value-type="string" calcext:value-type="string">
            <text:p>2mM DTT, 1mM EGTA, 3mM NaN3, PMSF</text:p>
          </table:table-cell>
          <table: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0+273.15" office:value-type="float" office:value="283.15" calcext:value-type="float">
            <text:p>28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table-cell table:style-name="ce41" office:value-type="string" calcext:value-type="string" table:number-columns-spanned="1" table:number-rows-spanned="5">
            <text:p>Na-PO4 50 mM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string" calcext:value-type="string" table:number-columns-spanned="1" table:number-rows-spanned="5">
            <text:p>162 mg/ml, </text:p>
            <text:p>I(c,s) and S(c,s)</text:p>
          </table:table-cell>
          <table:table-cell table:style-name="ce106" office:value-type="string" calcext:value-type="string" table:number-columns-spanned="1" table:number-rows-spanned="14">
            <text:p><text:a xlink:href="https://doi.org/10.1063/1.471843" xlink:type="simple">https://doi.org/10.1063/1.471843</text:a></text:p>
          </table:table-cell>
          <table:table-cell table:style-name="ce99" office:value-type="string" calcext:value-type="string" table:number-columns-spanned="1" table:number-rows-spanned="14">
            <text:p>It seems again there is a confusion between Ionic strength and buffer concentration. Also model results Yukawa potential, Ornstein-Zernike (OZ), Hypernetted chain (HNC).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5+273.15" office:value-type="float" office:value="288.15" calcext:value-type="float">
            <text:p>288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20+273.15" office:value-type="float" office:value="293.15" calcext:value-type="float">
            <text:p>29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25+273.15" office:value-type="float" office:value="298.15" calcext:value-type="float">
            <text:p>298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30+273.15" office:value-type="float" office:value="303.15" calcext:value-type="float">
            <text:p>30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0+273.15" office:value-type="float" office:value="283.15" calcext:value-type="float">
            <text:p>28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table-cell table:style-name="ce41" office:value-type="string" calcext:value-type="string" table:number-columns-spanned="1" table:number-rows-spanned="4">
            <text:p>Na-PO4 50 mM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string" calcext:value-type="string" table:number-columns-spanned="1" table:number-rows-spanned="4">
            <text:p>120 mg/ml, S(c,s)</text:p>
          </table:table-cell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5+273.15" office:value-type="float" office:value="288.15" calcext:value-type="float">
            <text:p>288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20+273.15" office:value-type="float" office:value="293.15" calcext:value-type="float">
            <text:p>29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30+273.15" office:value-type="float" office:value="303.15" calcext:value-type="float">
            <text:p>303.15</text:p>
          </table:table-cell>
          <table:table-cell table:style-name="ce97" office:value-type="float" office:value="7.06" calcext:value-type="float">
            <text:p>7.06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office:value-type="float" office:value="95" calcext:value-type="float">
            <text:p>95</text:p>
          </table:table-cell>
          <table:table-cell table:style-name="ce41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0+273.15" office:value-type="float" office:value="283.15" calcext:value-type="float">
            <text:p>283.15</text:p>
          </table:table-cell>
          <table:table-cell table:style-name="ce97" office:value-type="float" office:value="6.02" calcext:value-type="float">
            <text:p>6.0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table-cell table:style-name="ce84" office:value-type="string" calcext:value-type="string" table:number-columns-spanned="1" table:number-rows-spanned="5">
            <text:p>MES (No conc specified)</text:p>
          </table:table-cell>
          <table:table-cell table:style-name="ce41" table:number-columns-repeated="2"/>
          <table:table-cell table:style-name="ce41" office:value-type="string" calcext:value-type="string" table:number-columns-spanned="1" table:number-rows-spanned="5">
            <text:p>150 mg/ml, S(c,s)</text:p>
          </table:table-cell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15+273.15" office:value-type="float" office:value="288.15" calcext:value-type="float">
            <text:p>288.15</text:p>
          </table:table-cell>
          <table:table-cell table:style-name="ce97" office:value-type="float" office:value="6.02" calcext:value-type="float">
            <text:p>6.0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table:number-columns-repeated="2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20+273.15" office:value-type="float" office:value="293.15" calcext:value-type="float">
            <text:p>293.15</text:p>
          </table:table-cell>
          <table:table-cell table:style-name="ce97" office:value-type="float" office:value="6.02" calcext:value-type="float">
            <text:p>6.0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table:number-columns-repeated="2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25+273.15" office:value-type="float" office:value="298.15" calcext:value-type="float">
            <text:p>298.15</text:p>
          </table:table-cell>
          <table:table-cell table:style-name="ce97" office:value-type="float" office:value="6.02" calcext:value-type="float">
            <text:p>6.0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table:number-columns-repeated="2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>
          <table:table-cell office:value-type="string" calcext:value-type="string">
            <text:p>Gamma</text:p>
          </table:table-cell>
          <table:table-cell table:style-name="ce41" table:formula="of:=30+273.15" office:value-type="float" office:value="303.15" calcext:value-type="float">
            <text:p>303.15</text:p>
          </table:table-cell>
          <table:table-cell table:style-name="ce97" office:value-type="float" office:value="6.02" calcext:value-type="float">
            <text:p>6.0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4"/>
          <table:covered-table-cell table:style-name="ce41"/>
          <table:table-cell table:style-name="ce41" table:number-columns-repeated="2"/>
          <table:covered-table-cell table:style-name="ce41"/>
          <table:covered-table-cell table:style-name="ce106"/>
          <table:covered-table-cell table:style-name="ce41"/>
          <table:table-cell table:number-columns-repeated="16370"/>
        </table:table-row>
        <table:table-row table:style-name="ro1" table:number-rows-repeated="9">
          <table:table-cell/>
          <table:table-cell table:style-name="ce41"/>
          <table:table-cell table:style-name="ce97"/>
          <table:table-cell table:style-name="ce41" table:number-columns-repeated="9"/>
          <table:table-cell table:style-name="ce106"/>
          <table:table-cell table:style-name="ce41"/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itional_refs" table:style-name="ta1">
        <table:table-column table:style-name="co20" table:default-cell-style-name="ce100"/>
        <table:table-column table:style-name="co21" table:default-cell-style-name="ce101"/>
        <table:table-row table:style-name="ro1">
          <table:table-cell table:style-name="ce33" office:value-type="string" calcext:value-type="string">
            <text:p>References</text:p>
          </table:table-cell>
          <table:table-cell table:style-name="ce33" office:value-type="string" calcext:value-type="string">
            <text:p>Artic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doi.org/10.1063/5.0128643" xlink:type="simple">https://doi.org/10.1063/5.0128643</text:a> </text:p>
          </table:table-cell>
          <table:table-cell office:value-type="string" calcext:value-type="string">
            <text:p>Phase separation and dynamical arrest of protein solutions dominated by short-range attractions</text:p>
          </table:table-cell>
        </table:table-row>
        <table:table-row table:style-name="ro1">
          <table:table-cell table:style-name="ce101" office:value-type="string" calcext:value-type="string">
            <text:p>https://pubs.acs.org/doi/10.1021/acs.jpcb.8b10868</text:p>
          </table:table-cell>
          <table:table-cell office:value-type="string" calcext:value-type="string">
            <text:p>Controlling Phase Separation of Lysozyme with Polyvalent Anions</text:p>
          </table:table-cell>
        </table:table-row>
        <table:table-row table:style-name="ro1">
          <table:table-cell table:style-name="ce101" office:value-type="string" calcext:value-type="string">
            <text:p>https://pubs.acs.org/doi/10.1021/acs.jpclett.7b00658</text:p>
          </table:table-cell>
          <table:table-cell office:value-type="string" calcext:value-type="string">
            <text:p>Crowding-Controlled Cluster Size in Concentrated Aqueous Protein Solutions: Structure, Self- and Collective Diffusion</text:p>
          </table:table-cell>
        </table:table-row>
        <table:table-row table:style-name="ro1">
          <table:table-cell office:value-type="string" calcext:value-type="string">
            <text:p><text:a xlink:href="https://doi.org/10.1016/0022-0248(96)00359-4" xlink:type="simple">https://doi.org/10.1016/0022-0248(96)00359-4</text:a></text:p>
          </table:table-cell>
          <table:table-cell office:value-type="string" calcext:value-type="string">
            <text:p>Protein interactions as seen by solution X-ray scattering prior to crystallogenesis</text:p>
          </table:table-cell>
        </table:table-row>
        <table:table-row table:style-name="ro1">
          <table:table-cell office:value-type="string" calcext:value-type="string">
            <text:p><text:a xlink:href="https://doi.org/10.1073/pnas.1406990111" xlink:type="simple">https://doi.org/10.1073/pnas.1406990111</text:a></text:p>
          </table:table-cell>
          <table:table-cell office:value-type="string" calcext:value-type="string">
            <text:p>Hard sphere-like glass transition in eye lens α-crystallin solutions</text:p>
          </table:table-cell>
        </table:table-row>
        <table:table-row table:style-name="ro1">
          <table:table-cell office:value-type="string" calcext:value-type="string">
            <text:p><text:a xlink:href="https://doi.org/10.1016/j.cocis.2004.05.014" xlink:type="simple">https://doi.org/10.1016/j.cocis.2004.05.014</text:a></text:p>
          </table:table-cell>
          <table:table-cell office:value-type="string" calcext:value-type="string">
            <text:p>The Hofmeister effect as seen by SAXS in protein solutions</text:p>
          </table:table-cell>
        </table:table-row>
        <table:table-row table:style-name="ro1">
          <table:table-cell office:value-type="string" calcext:value-type="string">
            <text:p><text:a xlink:href="https://doi.org/10.1063/1.470904" xlink:type="simple">https://doi.org/10.1063/1.470904</text:a> </text:p>
          </table:table-cell>
          <table:table-cell office:value-type="string" calcext:value-type="string">
            <text:p>Static structure factor and collective diffusion of globular proteins in concentrated aqueous solution</text:p>
          </table:table-cell>
        </table:table-row>
        <table:table-row table:style-name="ro1">
          <table:table-cell office:value-type="string" calcext:value-type="string">
            <text:p><text:a xlink:href="https://doi.org/10.1063/1.2168451" xlink:type="simple">https://doi.org/10.1063/1.2168451</text:a> </text:p>
          </table:table-cell>
          <table:table-cell office:value-type="string" calcext:value-type="string">
            <text:p>Liquid-liquid phase separation and static light scattering of concentrated ternary mixtures of bovine </text:p>
          </table:table-cell>
        </table:table-row>
        <table:table-row table:style-name="ro1">
          <table:table-cell table:style-name="ce101" office:value-type="string" calcext:value-type="string">
            <text:p>https://www.cell.com/biophysj/fulltext/S0006-3495(20)30861-4</text:p>
          </table:table-cell>
          <table:table-cell office:value-type="string" calcext:value-type="string">
            <text:p>Crowding in the Eye Lens: Modeling the Multisubunit Protein β-Crystallin with a Colloidal Approach</text:p>
          </table:table-cell>
        </table:table-row>
        <table:table-row table:style-name="ro1">
          <table:table-cell table:style-name="ce101" office:value-type="string" calcext:value-type="string">
            <text:p>https://www.cell.com/biophysj/fulltext/S0006-3495(94)80862-8</text:p>
          </table:table-cell>
          <table:table-cell office:value-type="string" calcext:value-type="string">
            <text:p>Light scattering by bovine alpha-crystallin proteins in solution: hydrodynamic structure and interparticle interaction</text:p>
          </table:table-cell>
        </table:table-row>
        <table:table-row table:style-name="ro1">
          <table:table-cell table:style-name="ce101" office:value-type="string" calcext:value-type="string">
            <text:p>https://pubs.rsc.org/en/content/articlehtml/2014/cp/c4cp03606a</text:p>
          </table:table-cell>
          <table:table-cell office:value-type="string" calcext:value-type="string">
            <text:p>Model-potential-free analysis of small angle scattering of proteins in solution: insights into solvent effects on protein–protein interaction<text:a xlink:href="https://pubs.rsc.org/en/content/articlehtml/2014/cp/c4cp03606a#fn1" xlink:type="simple">†</text:a></text:p>
          </table:table-cell>
        </table:table-row>
        <table:table-row table:style-name="ro1">
          <table:table-cell table:style-name="Default" office:value-type="string" calcext:value-type="string">
            <text:p>https://www.sciencedirect.com/science/article/pii/S0167732214001159</text:p>
          </table:table-cell>
          <table:table-cell table:style-name="Default" office:value-type="string" calcext:value-type="string">
            <text:p>A model-free method for extracting interaction potential between protein molecules using small-angle X-ray scattering</text:p>
          </table:table-cell>
        </table:table-row>
        <table:table-row table:style-name="ro1">
          <table:table-cell table:style-name="ce102" office:value-type="string" calcext:value-type="string">
            <text:p><text:a xlink:href="https://doi.org/10.1111/j.1432-1033.1997.0415a.x" xlink:type="simple">https://doi.org/10.1111/j.1432-1033.1997.0415a.x</text:a></text:p>
          </table:table-cell>
          <table:table-cell table:style-name="Default" office:value-type="string" calcext:value-type="string">
            <text:p>A Small-Angle Neutron Scattering Study of γ-Crystallins Near Their Isoelectric Point</text:p>
          </table:table-cell>
        </table:table-row>
        <table:table-row table:style-name="ro1">
          <table:table-cell table:style-name="ce102" office:value-type="string" calcext:value-type="string">
            <text:p><text:a xlink:href="https://doi.org/10.1016/S0378-4347(00)00220-6" xlink:type="simple">https://doi.org/10.1016/S0378-4347(00)00220-6</text:a></text:p>
          </table:table-cell>
          <table:table-cell table:style-name="Default" office:value-type="string" calcext:value-type="string">
            <text:p>Cold cataracts: a naturally occurring aqueous two-phase system</text:p>
          </table:table-cell>
        </table:table-row>
        <table:table-row table:style-name="ro1">
          <table:table-cell table:style-name="Default" office:value-type="string" calcext:value-type="string">
            <text:p>https://pubs.acs.org/doi/full/10.1021/jp0639804</text:p>
          </table:table-cell>
          <table:table-cell table:style-name="Default" office:value-type="string" calcext:value-type="string">
            <text:p>A Small-Angle Scattering Study on Equilibrium Clusters in Lysozyme Solutions</text:p>
          </table:table-cell>
        </table:table-row>
        <table:table-row table:style-name="ro1">
          <table:table-cell table:style-name="Default" office:value-type="string" calcext:value-type="string">
            <text:p>https://pubs.acs.org/doi/full/10.1021/jp9713367</text:p>
          </table:table-cell>
          <table:table-cell table:style-name="Default" office:value-type="string" calcext:value-type="string">
            <text:p>Small-Angle X-ray Scattering and Calorimetric Studies of Thermal Conformational Change of Lysozyme Depending on 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09:03:32.224501574</meta:creation-date>
    <dc:date>2026-04-02T17:38:08.656158537</dc:date>
    <meta:editing-duration>P1DT14H24M9S</meta:editing-duration>
    <meta:editing-cycles>23</meta:editing-cycles>
    <meta:generator>LibreOffice/7.4.7.2$Linux_X86_64 LibreOffice_project/40$Build-2</meta:generator>
    <meta:document-statistic meta:table-count="3" meta:cell-count="1646" meta:object-count="0"/>
  </office:meta>
</office:document-meta>
</file>